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81cm" svg:stroke-color="#99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9" style:family="graphic" style:parent-style-name="standard">
      <style:graphic-properties svg:stroke-color="#ccffff" draw:fill="gradient" draw:fill-gradient-name="Cyan_20_Gradient" draw:textarea-horizontal-align="justify" draw:textarea-vertical-align="middle" draw:auto-grow-height="false"/>
    </style:style>
    <style:style style:name="gr10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1" style:family="graphic" style:parent-style-name="standard">
      <style:graphic-properties svg:stroke-color="#ccffff" draw:fill="gradient" draw:fill-gradient-name="Pink_20_Gradient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19.299cm"/>
    </style:style>
    <style:style style:name="gr15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16" style:family="graphic" style:parent-style-name="standard">
      <style:graphic-properties svg:stroke-color="#ccffff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svg:stroke-color="#ccffff" draw:fill="gradient" draw:fill-gradient-name="Gray_20_Gradient_20_2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004586" draw:marker-end="Arrow" draw:marker-end-width="0.3cm" draw:fill="none" draw:textarea-vertical-align="middle" draw:shadow="hidden"/>
    </style:style>
    <style:style style:name="gr20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ccffff" draw:fill="none" fo:min-height="0.713cm"/>
    </style:style>
    <style:style style:name="gr22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1-notes">
      <style:graphic-properties draw:fill-color="#ffffff" fo:min-height="13.364cm"/>
    </style:style>
    <style:style style:name="pr4" style:family="presentation" style:parent-style-name="Default1-subtitle">
      <style:graphic-properties draw:fill-color="#ffffff" draw:auto-grow-height="true" fo:min-height="12.179cm"/>
    </style:style>
    <style:style style:name="pr5" style:family="presentation" style:parent-style-name="Default1-title">
      <style:graphic-properties draw:auto-grow-height="true" fo:min-height="3.506cm"/>
    </style:style>
    <style:style style:name="pr6" style:family="presentation" style:parent-style-name="Default1-outline1">
      <style:graphic-properties draw:textarea-vertical-align="middle" fo:min-height="11.929cm"/>
    </style:style>
    <style:style style:name="pr7" style:family="presentation" style:parent-style-name="Default1-title">
      <style:graphic-properties draw:auto-grow-height="true" fo:min-height="3.363cm"/>
    </style:style>
    <style:style style:name="pr8" style:family="presentation" style:parent-style-name="Default1-subtitle">
      <style:graphic-properties draw:fill-color="#ffffff" fo:min-height="12.179cm"/>
    </style:style>
    <style:style style:name="pr9" style:family="presentation" style:parent-style-name="Default1-title">
      <style:graphic-properties fo:min-height="3.035cm"/>
    </style:style>
    <style:style style:name="co1" style:family="table-column">
      <style:table-column-properties style:column-width="5.299cm" style:use-optimal-column-width="false"/>
    </style:style>
    <style:style style:name="co2" style:family="table-column">
      <style:table-column-properties style:column-width="5.302cm" style:use-optimal-column-width="false"/>
    </style:style>
    <style:style style:name="co3" style:family="table-column">
      <style:table-column-properties style:column-width="5.3cm" style:use-optimal-column-width="false"/>
    </style:style>
    <style:style style:name="co4" style:family="table-column">
      <style:table-column-properties style:column-width="4.221cm" style:use-optimal-column-width="false"/>
    </style:style>
    <style:style style:name="co5" style:family="table-column">
      <style:table-column-properties style:column-width="8.891cm" style:use-optimal-column-width="false"/>
    </style:style>
    <style:style style:name="co6" style:family="table-column">
      <style:table-column-properties style:column-width="6.882cm" style:use-optimal-column-width="false"/>
    </style:style>
    <style:style style:name="co7" style:family="table-column">
      <style:table-column-properties style:column-width="6.252cm" style:use-optimal-column-width="false"/>
    </style:style>
    <style:style style:name="co8" style:family="table-column">
      <style:table-column-properties style:column-width="9.005cm" style:use-optimal-column-width="false"/>
    </style:style>
    <style:style style:name="co9" style:family="table-column">
      <style:table-column-properties style:column-width="8.9cm" style:use-optimal-column-width="false"/>
    </style:style>
    <style:style style:name="co10" style:family="table-column">
      <style:table-column-properties style:column-width="8.898cm" style:use-optimal-column-width="false"/>
    </style:style>
    <style:style style:name="co11" style:family="table-column">
      <style:table-column-properties style:column-width="4.666cm" style:use-optimal-column-width="false"/>
    </style:style>
    <style:style style:name="co12" style:family="table-column">
      <style:table-column-properties style:column-width="8.446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7.243cm" style:use-optimal-column-width="false"/>
    </style:style>
    <style:style style:name="co15" style:family="table-column">
      <style:table-column-properties style:column-width="7.525cm" style:use-optimal-column-width="false"/>
    </style:style>
    <style:style style:name="co16" style:family="table-column">
      <style:table-column-properties style:column-width="6.141cm" style:use-optimal-column-width="false"/>
    </style:style>
    <style:style style:name="co17" style:family="table-column">
      <style:table-column-properties style:column-width="7.053cm" style:use-optimal-column-width="false"/>
    </style:style>
    <style:style style:name="co18" style:family="table-column">
      <style:table-column-properties style:column-width="6.48cm" style:use-optimal-column-width="false"/>
    </style:style>
    <style:style style:name="co19" style:family="table-column">
      <style:table-column-properties style:column-width="5.989cm" style:use-optimal-column-width="false"/>
    </style:style>
    <style:style style:name="co20" style:family="table-column">
      <style:table-column-properties style:column-width="7.471cm" style:use-optimal-column-width="false"/>
    </style:style>
    <style:style style:name="co21" style:family="table-column">
      <style:table-column-properties style:column-width="6.943cm" style:use-optimal-column-width="false"/>
    </style:style>
    <style:style style:name="co22" style:family="table-column">
      <style:table-column-properties style:column-width="6.381cm" style:use-optimal-column-width="false"/>
    </style:style>
    <style:style style:name="co23" style:family="table-column">
      <style:table-column-properties style:column-width="6.951cm" style:use-optimal-column-width="false"/>
    </style:style>
    <style:style style:name="co24" style:family="table-column">
      <style:table-column-properties style:column-width="6.509cm" style:use-optimal-column-width="false"/>
    </style:style>
    <style:style style:name="co25" style:family="table-column">
      <style:table-column-properties style:column-width="8.228cm" style:use-optimal-column-width="false"/>
    </style:style>
    <style:style style:name="co26" style:family="table-column">
      <style:table-column-properties style:column-width="8.387cm" style:use-optimal-column-width="false"/>
    </style:style>
    <style:style style:name="co27" style:family="table-column">
      <style:table-column-properties style:column-width="5.712cm" style:use-optimal-column-width="false"/>
    </style:style>
    <style:style style:name="co28" style:family="table-column">
      <style:table-column-properties style:column-width="4.656cm" style:use-optimal-column-width="false"/>
    </style:style>
    <style:style style:name="co29" style:family="table-column">
      <style:table-column-properties style:column-width="6.068cm" style:use-optimal-column-width="false"/>
    </style:style>
    <style:style style:name="co30" style:family="table-column">
      <style:table-column-properties style:column-width="6.941cm" style:use-optimal-column-width="false"/>
    </style:style>
    <style:style style:name="co31" style:family="table-column">
      <style:table-column-properties style:column-width="6.829cm" style:use-optimal-column-width="false"/>
    </style:style>
    <style:style style:name="co32" style:family="table-column">
      <style:table-column-properties style:column-width="6.206cm" style:use-optimal-column-width="false"/>
    </style:style>
    <style:style style:name="co33" style:family="table-column">
      <style:table-column-properties style:column-width="9.096cm" style:use-optimal-column-width="false"/>
    </style:style>
    <style:style style:name="co34" style:family="table-column">
      <style:table-column-properties style:column-width="8.99cm" style:use-optimal-column-width="false"/>
    </style:style>
    <style:style style:name="co35" style:family="table-column">
      <style:table-column-properties style:column-width="8.988cm" style:use-optimal-column-width="false"/>
    </style:style>
    <style:style style:name="co36" style:family="table-column">
      <style:table-column-properties style:column-width="4.748cm" style:use-optimal-column-width="false"/>
    </style:style>
    <style:style style:name="co37" style:family="table-column">
      <style:table-column-properties style:column-width="8.257cm" style:use-optimal-column-width="false"/>
    </style:style>
    <style:style style:name="co38" style:family="table-column">
      <style:table-column-properties style:column-width="8.623cm" style:use-optimal-column-width="false"/>
    </style:style>
    <style:style style:name="co39" style:family="table-column">
      <style:table-column-properties style:column-width="4.572cm" style:use-optimal-column-width="false"/>
    </style:style>
    <style:style style:name="co40" style:family="table-column">
      <style:table-column-properties style:column-width="3.974cm" style:use-optimal-column-width="false"/>
    </style:style>
    <style:style style:name="co41" style:family="table-column">
      <style:table-column-properties style:column-width="9.229cm" style:use-optimal-column-width="false"/>
    </style:style>
    <style:style style:name="co42" style:family="table-column">
      <style:table-column-properties style:column-width="8.754cm" style:use-optimal-column-width="false"/>
    </style:style>
    <style:style style:name="co43" style:family="table-column">
      <style:table-column-properties style:column-width="4.643cm" style:use-optimal-column-width="false"/>
    </style:style>
    <style:style style:name="co44" style:family="table-column">
      <style:table-column-properties style:column-width="6.481cm" style:use-optimal-column-width="false"/>
    </style:style>
    <style:style style:name="co45" style:family="table-column">
      <style:table-column-properties style:column-width="6.497cm" style:use-optimal-column-width="false"/>
    </style:style>
    <style:style style:name="co46" style:family="table-column">
      <style:table-column-properties style:column-width="8.604cm" style:use-optimal-column-width="false"/>
    </style:style>
    <style:style style:name="co47" style:family="table-column">
      <style:table-column-properties style:column-width="4.563cm" style:use-optimal-column-width="false"/>
    </style:style>
    <style:style style:name="co48" style:family="table-column">
      <style:table-column-properties style:column-width="6.183cm" style:use-optimal-column-width="false"/>
    </style:style>
    <style:style style:name="co49" style:family="table-column">
      <style:table-column-properties style:column-width="6.198cm" style:use-optimal-column-width="false"/>
    </style:style>
    <style:style style:name="co50" style:family="table-column">
      <style:table-column-properties style:column-width="8.208cm" style:use-optimal-column-width="false"/>
    </style:style>
    <style:style style:name="co51" style:family="table-column">
      <style:table-column-properties style:column-width="4.356cm" style:use-optimal-column-width="false"/>
    </style:style>
    <style:style style:name="co52" style:family="table-column">
      <style:table-column-properties style:column-width="6.327cm" style:use-optimal-column-width="false"/>
    </style:style>
    <style:style style:name="co53" style:family="table-column">
      <style:table-column-properties style:column-width="6.342cm" style:use-optimal-column-width="false"/>
    </style:style>
    <style:style style:name="co54" style:family="table-column">
      <style:table-column-properties style:column-width="8.399cm" style:use-optimal-column-width="false"/>
    </style:style>
    <style:style style:name="co55" style:family="table-column">
      <style:table-column-properties style:column-width="4.452cm" style:use-optimal-column-width="false"/>
    </style:style>
    <style:style style:name="co56" style:family="table-column">
      <style:table-column-properties style:column-width="6.357cm" style:use-optimal-column-width="false"/>
    </style:style>
    <style:style style:name="co57" style:family="table-column">
      <style:table-column-properties style:column-width="6.372cm" style:use-optimal-column-width="false"/>
    </style:style>
    <style:style style:name="co58" style:family="table-column">
      <style:table-column-properties style:column-width="8.439cm" style:use-optimal-column-width="false"/>
    </style:style>
    <style:style style:name="co59" style:family="table-column">
      <style:table-column-properties style:column-width="4.473cm" style:use-optimal-column-width="false"/>
    </style:style>
    <style:style style:name="co60" style:family="table-column">
      <style:table-column-properties style:column-width="5.404cm" style:use-optimal-column-width="false"/>
    </style:style>
    <style:style style:name="co61" style:family="table-column">
      <style:table-column-properties style:column-width="10.853cm" style:use-optimal-column-width="false"/>
    </style:style>
    <style:style style:name="co62" style:family="table-column">
      <style:table-column-properties style:column-width="3.396cm" style:use-optimal-column-width="false"/>
    </style:style>
    <style:style style:name="co63" style:family="table-column">
      <style:table-column-properties style:column-width="5.358cm" style:use-optimal-column-width="false"/>
    </style:style>
    <style:style style:name="co64" style:family="table-column">
      <style:table-column-properties style:column-width="5.619cm" style:use-optimal-column-width="false"/>
    </style:style>
    <style:style style:name="co65" style:family="table-column">
      <style:table-column-properties style:column-width="6.692cm" style:use-optimal-column-width="false"/>
    </style:style>
    <style:style style:name="co66" style:family="table-column">
      <style:table-column-properties style:column-width="8.918cm" style:use-optimal-column-width="false"/>
    </style:style>
    <style:style style:name="co67" style:family="table-column">
      <style:table-column-properties style:column-width="4.782cm" style:use-optimal-column-width="false"/>
    </style:style>
    <style:style style:name="co68" style:family="table-column">
      <style:table-column-properties style:column-width="7.013cm" style:use-optimal-column-width="false"/>
    </style:style>
    <style:style style:name="co69" style:family="table-column">
      <style:table-column-properties style:column-width="5.732cm" style:use-optimal-column-width="false"/>
    </style:style>
    <style:style style:name="co70" style:family="table-column">
      <style:table-column-properties style:column-width="9.233cm" style:use-optimal-column-width="false"/>
    </style:style>
    <style:style style:name="co71" style:family="table-column">
      <style:table-column-properties style:column-width="4.96cm" style:use-optimal-column-width="false"/>
    </style:style>
    <style:style style:name="co72" style:family="table-column">
      <style:table-column-properties style:column-width="5.596cm" style:use-optimal-column-width="false"/>
    </style:style>
    <style:style style:name="co73" style:family="table-column">
      <style:table-column-properties style:column-width="7.29cm" style:use-optimal-column-width="false"/>
    </style:style>
    <style:style style:name="co74" style:family="table-column">
      <style:table-column-properties style:column-width="9.29cm" style:use-optimal-column-width="false"/>
    </style:style>
    <style:style style:name="co75" style:family="table-column">
      <style:table-column-properties style:column-width="4.469cm" style:use-optimal-column-width="false"/>
    </style:style>
    <style:style style:name="co76" style:family="table-column">
      <style:table-column-properties style:column-width="5.645cm" style:use-optimal-column-width="false"/>
    </style:style>
    <style:style style:name="co77" style:family="table-column">
      <style:table-column-properties style:column-width="7.354cm" style:use-optimal-column-width="false"/>
    </style:style>
    <style:style style:name="co78" style:family="table-column">
      <style:table-column-properties style:column-width="7.634cm" style:use-optimal-column-width="false"/>
    </style:style>
    <style:style style:name="co79" style:family="table-column">
      <style:table-column-properties style:column-width="6.247cm" style:use-optimal-column-width="false"/>
    </style:style>
    <style:style style:name="co80" style:family="table-column">
      <style:table-column-properties style:column-width="5.912cm" style:use-optimal-column-width="false"/>
    </style:style>
    <style:style style:name="co81" style:family="table-column">
      <style:table-column-properties style:column-width="7.087cm" style:use-optimal-column-width="false"/>
    </style:style>
    <style:style style:name="co82" style:family="table-column">
      <style:table-column-properties style:column-width="9.435cm" style:use-optimal-column-width="false"/>
    </style:style>
    <style:style style:name="co83" style:family="table-column">
      <style:table-column-properties style:column-width="4.175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59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738cm"/>
    </style:style>
    <style:style style:name="ro6" style:family="table-row">
      <style:table-row-properties style:row-height="1.723cm"/>
    </style:style>
    <style:style style:name="ro7" style:family="table-row">
      <style:table-row-properties style:row-height="2.781cm"/>
    </style:style>
    <style:style style:name="ro8" style:family="table-row">
      <style:table-row-properties style:row-height="1.955cm"/>
    </style:style>
    <style:style style:name="ro9" style:family="table-row">
      <style:table-row-properties style:row-height="1.756cm"/>
    </style:style>
    <style:style style:name="ro10" style:family="table-row">
      <style:table-row-properties style:row-height="2.503cm"/>
    </style:style>
    <style:style style:name="ro11" style:family="table-row">
      <style:table-row-properties style:row-height="1.451cm"/>
    </style:style>
    <style:style style:name="ro12" style:family="table-row">
      <style:table-row-properties style:row-height="2.512cm"/>
    </style:style>
    <style:style style:name="ro13" style:family="table-row">
      <style:table-row-properties style:row-height="2.513cm"/>
    </style:style>
    <style:style style:name="ro14" style:family="table-row">
      <style:table-row-properties style:row-height="1.517cm"/>
    </style:style>
    <style:style style:name="ro15" style:family="table-row">
      <style:table-row-properties style:row-height="2.627cm"/>
    </style:style>
    <style:style style:name="ro16" style:family="table-row">
      <style:table-row-properties style:row-height="2.628cm"/>
    </style:style>
    <style:style style:name="ro17" style:family="table-row">
      <style:table-row-properties style:row-height="3.816cm"/>
    </style:style>
    <style:style style:name="ro18" style:family="table-row">
      <style:table-row-properties style:row-height="3.105cm"/>
    </style:style>
    <style:style style:name="ro19" style:family="table-row">
      <style:table-row-properties style:row-height="2.394cm"/>
    </style:style>
    <style:style style:name="ro20" style:family="table-row">
      <style:table-row-properties style:row-height="0.977cm"/>
    </style:style>
    <style:style style:name="ro21" style:family="table-row">
      <style:table-row-properties style:row-height="3.836cm"/>
    </style:style>
    <style:style style:name="ro22" style:family="table-row">
      <style:table-row-properties style:row-height="1.692cm"/>
    </style:style>
    <style:style style:name="ro23" style:family="table-row">
      <style:table-row-properties style:row-height="2.658cm"/>
    </style:style>
    <style:style style:name="ro24" style:family="table-row">
      <style:table-row-properties style:row-height="0.98cm"/>
    </style:style>
    <style:style style:name="ro25" style:family="table-row">
      <style:table-row-properties style:row-height="1.422cm"/>
    </style:style>
    <style:style style:name="ro26" style:family="table-row">
      <style:table-row-properties style:row-height="2.133cm"/>
    </style:style>
    <style:style style:name="ro27" style:family="table-row">
      <style:table-row-properties style:row-height="4.527cm"/>
    </style:style>
    <style:style style:name="ro28" style:family="table-row">
      <style:table-row-properties style:row-height="1.588cm"/>
    </style:style>
    <style:style style:name="ro29" style:family="table-row">
      <style:table-row-properties style:row-height="4.179cm"/>
    </style:style>
    <style:style style:name="ro30" style:family="table-row">
      <style:table-row-properties style:row-height="2.752cm"/>
    </style:style>
    <style:style style:name="ro31" style:family="table-row">
      <style:table-row-properties style:row-height="2.106cm"/>
    </style:style>
    <style:style style:name="ro32" style:family="table-row">
      <style:table-row-properties style:row-height="3.647cm"/>
    </style:style>
    <style:style style:name="ro33" style:family="table-row">
      <style:table-row-properties style:row-height="3.649cm"/>
    </style:style>
    <style:style style:name="ro34" style:family="table-row">
      <style:table-row-properties style:row-height="1.03cm"/>
    </style:style>
    <style:style style:name="ro35" style:family="table-row">
      <style:table-row-properties style:row-height="2.768cm"/>
    </style:style>
    <style:style style:name="ro36" style:family="table-row">
      <style:table-row-properties style:row-height="1.313cm"/>
    </style:style>
    <style:style style:name="ro37" style:family="table-row">
      <style:table-row-properties style:row-height="2.939cm"/>
    </style:style>
    <style:style style:name="ro38" style:family="table-row">
      <style:table-row-properties style:row-height="1.14cm"/>
    </style:style>
    <style:style style:name="ro39" style:family="table-row">
      <style:table-row-properties style:row-height="4.923cm"/>
    </style:style>
    <style:style style:name="ro40" style:family="table-row">
      <style:table-row-properties style:row-height="2cm"/>
    </style:style>
    <style:style style:name="ro41" style:family="table-row">
      <style:table-row-properties style:row-height="1.832cm"/>
    </style:style>
    <style:style style:name="ro42" style:family="table-row">
      <style:table-row-properties style:row-height="2.147cm"/>
    </style:style>
    <style:style style:name="ro43" style:family="table-row">
      <style:table-row-properties style:row-height="1.007cm"/>
    </style:style>
    <style:style style:name="ro44" style:family="table-row">
      <style:table-row-properties style:row-height="3.218cm"/>
    </style:style>
    <style:style style:name="ro45" style:family="table-row">
      <style:table-row-properties style:row-height="1.268cm"/>
    </style:style>
    <style:style style:name="ro46" style:family="table-row">
      <style:table-row-properties style:row-height="3.128cm"/>
    </style:style>
    <style:style style:name="ro47" style:family="table-row">
      <style:table-row-properties style:row-height="1.542cm"/>
    </style:style>
    <style:style style:name="ro48" style:family="table-row">
      <style:table-row-properties style:row-height="1.59cm"/>
    </style:style>
    <style:style style:name="ro49" style:family="table-row">
      <style:table-row-properties style:row-height="2.329cm"/>
    </style:style>
    <style:style style:name="ro50" style:family="table-row">
      <style:table-row-properties style:row-height="1.783cm"/>
    </style:style>
    <style:style style:name="ro51" style:family="table-row">
      <style:table-row-properties style:row-height="2.756cm"/>
    </style:style>
    <style:style style:name="ro52" style:family="table-row">
      <style:table-row-properties style:row-height="1.857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justify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6" style:family="table-cell">
      <style:graphic-properties style:repeat="repeat" draw:textarea-vertical-align="middle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8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5.199cm" svg:height="3.506cm" svg:x="1.2cm" svg:y="7cm" presentation:class="title" presentation:user-transformed="true">
          <draw:text-box>
            <text:p>Programme de visualisation de la cor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itement de donnée</text:p>
          </draw:text-box>
        </draw:frame>
        <draw:custom-shape draw:style-name="gr2" draw:text-style-name="P1" draw:layer="layout" svg:width="5.2cm" svg:height="1cm" svg:x="10.4cm" svg:y="7.8cm">
          <text:p text:style-name="P1">DataCorne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11.2cm">
          <text:p text:style-name="P1">ParserTop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4.5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19cm" svg:y="7.8cm">
          <text:p text:style-name="P1">Parser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cm" svg:x="6.2cm" svg:y="7.8cm">
          <text:p text:style-name="P1">Utils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cm" svg:x="1.8cm" svg:y="7.8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cm" svg:x="23.8cm" svg:y="7.8cm">
          <text:p text:style-name="P1">UtilsTablea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cm" svg:x="16.4cm" svg:y="7.8cm">
          <text:p text:style-name="P1">Poi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5.5cm" svg:x2="13cm" svg:y2="7.9cm">
          <text:p/>
        </draw:line>
        <draw:line draw:style-name="gr3" draw:text-style-name="P1" draw:layer="layout" svg:x1="13cm" svg:y1="8.8cm" svg:x2="13cm" svg:y2="11.2cm">
          <text:p/>
        </draw:line>
        <draw:line draw:style-name="gr3" draw:text-style-name="P1" draw:layer="layout" svg:x1="25.8cm" svg:y1="11.7cm" svg:x2="15.6cm" svg:y2="11.7cm">
          <text:p/>
        </draw:line>
        <draw:line draw:style-name="gr4" draw:text-style-name="P1" draw:layer="layout" svg:x1="25.8cm" svg:y1="8.8cm" svg:x2="25.8cm" svg:y2="11.7cm">
          <text:p/>
        </draw:line>
        <draw:line draw:style-name="gr4" draw:text-style-name="P1" draw:layer="layout" svg:x1="21cm" svg:y1="8.8cm" svg:x2="21cm" svg:y2="11.7cm">
          <text:p/>
        </draw:line>
        <draw:line draw:style-name="gr4" draw:text-style-name="P1" draw:layer="layout" svg:x1="17.6cm" svg:y1="8.8cm" svg:x2="17.6cm" svg:y2="11.7cm">
          <text:p/>
        </draw:line>
        <draw:line draw:style-name="gr3" draw:text-style-name="P1" draw:layer="layout" svg:x1="3.4cm" svg:y1="11.7cm" svg:x2="10.4cm" svg:y2="11.7cm">
          <text:p/>
        </draw:line>
        <draw:line draw:style-name="gr4" draw:text-style-name="P1" draw:layer="layout" svg:x1="3.4cm" svg:y1="8.8cm" svg:x2="3.4cm" svg:y2="11.7cm">
          <text:p/>
        </draw:line>
        <draw:line draw:style-name="gr4" draw:text-style-name="P1" draw:layer="layout" svg:x1="7.7cm" svg:y1="8.8cm" svg:x2="7.7cm" svg:y2="11.7cm">
          <text:p/>
        </draw:line>
        <draw:custom-shape draw:style-name="gr2" draw:text-style-name="P2" draw:layer="layout" svg:width="11.2cm" svg:height="1cm" svg:x="0.5cm" svg:y="14.4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6cm" svg:y="16.4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8cm" svg:y="18.4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.1cm" svg:y="14.5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cm" svg:y="17.6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2.2cm" svg:x2="13.002cm" svg:y2="18.9cm">
          <text:p/>
        </draw:line>
        <draw:line draw:style-name="gr3" draw:text-style-name="P1" draw:layer="layout" svg:x1="13cm" svg:y1="15cm" svg:x2="11.7cm" svg:y2="15cm">
          <text:p/>
        </draw:line>
        <draw:line draw:style-name="gr3" draw:text-style-name="P1" draw:layer="layout" svg:x1="13.001cm" svg:y1="16.8cm" svg:x2="9.6cm" svg:y2="16.8cm">
          <text:p/>
        </draw:line>
        <draw:line draw:style-name="gr3" draw:text-style-name="P1" draw:layer="layout" svg:x1="13.002cm" svg:y1="18.9cm" svg:x2="9.8cm" svg:y2="18.9cm">
          <text:p/>
        </draw:line>
        <draw:line draw:style-name="gr3" draw:text-style-name="P1" draw:layer="layout" svg:x1="13.002cm" svg:y1="15cm" svg:x2="18.1cm" svg:y2="15cm">
          <text:p/>
        </draw:line>
        <draw:line draw:style-name="gr3" draw:text-style-name="P1" draw:layer="layout" svg:x1="22cm" svg:y1="15.5cm" svg:x2="22cm" svg:y2="17.6cm">
          <text:p/>
        </draw:lin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ie VTK</text:p>
          </draw:text-box>
        </draw:frame>
        <draw:custom-shape draw:style-name="gr2" draw:text-style-name="P2" draw:layer="layout" svg:width="6.2cm" svg:height="1cm" svg:x="3cm" svg:y="9.7cm">
          <text:p text:style-name="P1"><text:span text:style-name="T1">ColorElevation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3cm" svg:y="13.3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1cm" svg:x="12.9cm" svg:y="9.736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3cm" svg:y="6.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2.9cm" svg:y="16.7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cm" svg:y1="6.7cm" svg:x2="10.8cm" svg:y2="13.7cm">
          <text:p/>
        </draw:line>
        <draw:line draw:style-name="gr6" draw:text-style-name="P1" draw:layer="layout" svg:x1="10.8cm" svg:y1="6.7cm" svg:x2="13cm" svg:y2="6.7cm">
          <text:p/>
        </draw:line>
        <draw:line draw:style-name="gr6" draw:text-style-name="P1" draw:layer="layout" svg:x1="9.2cm" svg:y1="10.1cm" svg:x2="13cm" svg:y2="10.1cm">
          <text:p/>
        </draw:line>
        <draw:line draw:style-name="gr6" draw:text-style-name="P1" draw:layer="layout" svg:x1="10.8cm" svg:y1="13.7cm" svg:x2="13cm" svg:y2="13.7cm">
          <text:p/>
        </draw:line>
        <draw:line draw:style-name="gr6" draw:text-style-name="P1" draw:layer="layout" svg:x1="17.2cm" svg:y1="14.3cm" svg:x2="17.2cm" svg:y2="16.7cm">
          <text:p/>
        </draw:line>
        <draw:line draw:style-name="gr7" draw:text-style-name="P1" draw:layer="layout" svg:x1="1.2cm" svg:y1="19.2cm" svg:x2="3.6cm" svg:y2="19.2cm">
          <text:p text:style-name="P1">Héritage</text:p>
          <text:p text:style-name="P1"/>
        </draw:line>
        <draw:custom-shape draw:style-name="gr2" draw:text-style-name="P2" draw:layer="layout" svg:width="3.6cm" svg:height="1cm" svg:x="5.2cm" svg:y="4.6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8cm" svg:y1="5cm" svg:x2="16.2cm" svg:y2="5cm">
          <text:p/>
        </draw:line>
        <draw:line draw:style-name="gr3" draw:text-style-name="P1" draw:layer="layout" svg:x1="16.2cm" svg:y1="5.043cm" svg:x2="16.2cm" svg:y2="6.3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ie VTK</text:p>
          </draw:text-box>
        </draw:frame>
        <draw:custom-shape draw:style-name="gr8" draw:text-style-name="P2" draw:layer="Layout" svg:width="6.2cm" svg:height="1cm" svg:x="9.4cm" svg:y="5.4cm">
          <text:p text:style-name="P2"><text:span text:style-name="T1">ColorElevation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cm" svg:height="1cm" svg:x="4cm" svg:y="9.4cm">
          <text:p text:style-name="P2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6cm" svg:height="1cm" svg:x="13.4cm" svg:y="9.4cm">
          <text:p text:style-name="P2"><text:span text:style-name="T1">VolumeVisu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cm" svg:height="1cm" svg:x="4.2cm" svg:y="12.4cm">
          <text:p text:style-name="P2"><text:span text:style-name="T1">SurfaceScalarFromMatric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cm" svg:y1="7.6cm" svg:x2="16.8cm" svg:y2="9.4cm">
          <text:p/>
        </draw:line>
        <draw:line draw:style-name="gr6" draw:text-style-name="P1" draw:layer="layout" svg:x1="8.4cm" svg:y1="7.6cm" svg:x2="8.4cm" svg:y2="9.4cm">
          <text:p/>
        </draw:line>
        <draw:line draw:style-name="gr6" draw:text-style-name="P1" draw:layer="layout" svg:x1="8.4cm" svg:y1="10.4cm" svg:x2="8.4cm" svg:y2="12.4cm">
          <text:p/>
        </draw:line>
        <draw:line draw:style-name="gr7" draw:text-style-name="P2" draw:layer="layout" svg:x1="1.2cm" svg:y1="19.2cm" svg:x2="3.6cm" svg:y2="19.2cm">
          <text:p text:style-name="P2">Héritage</text:p>
          <text:p text:style-name="P2"/>
        </draw:line>
        <draw:line draw:style-name="gr5" draw:text-style-name="P1" draw:layer="layout" svg:x1="8.4cm" svg:y1="7.6cm" svg:x2="16.8cm" svg:y2="7.6cm">
          <text:p/>
        </draw:line>
        <draw:line draw:style-name="gr5" draw:text-style-name="P1" draw:layer="layout" svg:x1="12.2cm" svg:y1="6.4cm" svg:x2="12.2cm" svg:y2="7.6cm">
          <text:p/>
        </draw:lin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chymétrie</text:p>
          </draw:text-box>
        </draw:frame>
        <draw:custom-shape draw:style-name="gr2" draw:text-style-name="P2" draw:layer="layout" svg:width="7.6cm" svg:height="1cm" svg:x="9.4cm" svg:y="1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2cm" svg:y1="19.2cm" svg:x2="3.6cm" svg:y2="19.2cm">
          <text:p text:style-name="P1"><text:span text:style-name="T1">Héritage</text:span></text:p>
          <text:p text:style-name="P1"><text:span text:style-name="T1"/></text:p>
        </draw:line>
        <draw:custom-shape draw:style-name="gr2" draw:text-style-name="P2" draw:layer="layout" svg:width="3.6cm" svg:height="1cm" svg:x="3.3cm" svg:y="10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cm" svg:x="9.4cm" svg:y="10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cm" svg:y1="11cm" svg:x2="13.2cm" svg:y2="13cm">
          <text:p/>
        </draw:line>
        <draw:custom-shape draw:style-name="gr2" draw:text-style-name="P2" draw:layer="layout" svg:width="4cm" svg:height="1cm" svg:x="4.5cm" svg:y="6.2cm">
          <text:p text:style-name="P1"><text:span text:style-name="T1">Triang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cm" svg:x="10cm" svg:y="6.2cm">
          <text:p text:style-name="P1"><text:span text:style-name="T1">Uti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13.6cm" svg:y="6.2cm">
          <text:p text:style-name="P1"><text:span text:style-name="T1">Utils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20.3cm" svg:y="6.2cm">
          <text:p text:style-name="P1"><text:span text:style-name="T1">UtilsGeomet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4cm" svg:y1="8.7cm" svg:x2="22.7cm" svg:y2="8.7cm">
          <text:p/>
        </draw:line>
        <draw:line draw:style-name="gr4" draw:text-style-name="P1" draw:layer="layout" svg:x1="6.4cm" svg:y1="7.2cm" svg:x2="6.4cm" svg:y2="8.7cm">
          <text:p/>
        </draw:line>
        <draw:line draw:style-name="gr4" draw:text-style-name="P1" draw:layer="layout" svg:x1="11.1cm" svg:y1="7.2cm" svg:x2="11.1cm" svg:y2="8.7cm">
          <text:p/>
        </draw:line>
        <draw:line draw:style-name="gr4" draw:text-style-name="P1" draw:layer="layout" svg:x1="15.6cm" svg:y1="7.2cm" svg:x2="15.6cm" svg:y2="8.7cm">
          <text:p/>
        </draw:line>
        <draw:line draw:style-name="gr4" draw:text-style-name="P1" draw:layer="layout" svg:x1="22.7cm" svg:y1="7.2cm" svg:x2="22.7cm" svg:y2="8.7cm">
          <text:p/>
        </draw:line>
        <draw:line draw:style-name="gr3" draw:text-style-name="P1" draw:layer="layout" svg:x1="13.2cm" svg:y1="8.7cm" svg:x2="13.2cm" svg:y2="10cm">
          <text:p/>
        </draw:line>
        <draw:line draw:style-name="gr3" draw:text-style-name="P1" draw:layer="layout" svg:x1="5cm" svg:y1="13.5cm" svg:x2="9.4cm" svg:y2="13.5cm">
          <text:p/>
        </draw:line>
        <draw:line draw:style-name="gr4" draw:text-style-name="P1" draw:layer="layout" svg:x1="5cm" svg:y1="11cm" svg:x2="5cm" svg:y2="13.5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DataCorné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Objet permettant d'accéder aux données de cornée 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rivate part</text:span></text:p>
          </draw:text-box>
        </draw:frame>
        <draw:frame draw:style-name="standard" draw:layer="layout" svg:width="21.199cm" svg:height="3.198cm" svg:x="4.126cm" svg:y="6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 de variable</text:p>
              </table:table-cell>
              <table:table-cell>
                <text:p>size</text:p>
              </table:table-cell>
              <table:table-cell>
                <text:p>name</text:p>
              </table:table-cell>
              <table:table-cell>
                <text:p>data[size][size]</text:p>
              </table:table-cell>
            </table:table-row>
            <table:table-row table:style-name="ro2" table:default-cell-style-name="ce1">
              <table:table-cell>
                <text:p>Type de variable</text:p>
              </table:table-cell>
              <table:table-cell>
                <text:p>int</text:p>
              </table:table-cell>
              <table:table-cell>
                <text:p>string</text:p>
              </table:table-cell>
              <table:table-cell>
                <text:p>Tableau 2 D float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1" draw:layer="layout" svg:width="5.2cm" svg:height="1cm" svg:x="11.7cm" svg:y="13.6cm">
          <text:p text:style-name="P1">copieTablea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3cm" svg:height="1cm" svg:x="4.1cm" svg:y="11.8cm">
          <text:p>Arg1 = Tableau 2 D floa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14.2cm" svg:x2="11.7cm" svg:y2="14.2cm">
          <text:p/>
        </draw:line>
        <draw:line draw:style-name="gr4" draw:text-style-name="P1" draw:layer="layout" svg:x1="7.7cm" svg:y1="12.8cm" svg:x2="7.7cm" svg:y2="14.2cm">
          <text:p/>
        </draw:line>
        <draw:custom-shape draw:style-name="gr10" draw:text-style-name="P1" draw:layer="layout" svg:width="3.094cm" svg:height="1cm" svg:x="0.706cm" svg:y="18cm">
          <text:p>argum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0.6cm" svg:y="16.4cm">
          <text:p text:style-name="P1">fonc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cm" svg:x="18cm" svg:y="15.6cm">
          <text:p>This.data = arg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16.075cm" svg:x2="18cm" svg:y2="16.075cm">
          <text:p/>
        </draw:line>
        <draw:line draw:style-name="gr4" draw:text-style-name="P1" draw:layer="layout" svg:x1="14cm" svg:y1="14.675cm" svg:x2="14cm" svg:y2="16.075cm">
          <text:p/>
        </draw:line>
        <draw:custom-shape draw:style-name="gr11" draw:text-style-name="P1" draw:layer="layout" svg:width="6.4cm" svg:height="1cm" svg:x="0.8cm" svg:y="19.2cm">
          <text:p>Result of the fon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ublic part</text:span></text:p>
          </draw:text-box>
        </draw:frame>
        <draw:frame draw:style-name="gr12" draw:text-style-name="P7" draw:layer="layout" svg:width="12.117cm" svg:height="3.806cm" svg:x="3.2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+ float data[int][int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draw:frame draw:style-name="standard" draw:layer="layout" svg:width="26.245cm" svg:height="9.647cm" svg:x="0.6cm" svg:y="8.749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getName</text:span></text:p>
              </table:table-cell>
              <table:table-cell>
                <text:p><text:span text:style-name="T1">Retourne le nom donnée aux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string</text:span></text:p>
              </table:table-cell>
            </table:table-row>
            <table:table-row table:style-name="ro3" table:default-cell-style-name="ce1">
              <table:table-cell>
                <text:p><text:span text:style-name="T1">getData</text:span></text:p>
              </table:table-cell>
              <table:table-cell>
                <text:p><text:span text:style-name="T1">Retourne les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or 2D de float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1">Retourne la valeur situé aux coordonnée mis en argument </text:span></text:p>
              </table:table-cell>
              <table:table-cell>
                <text:p><text:span text:style-name="T1">Int x, int y</text:span></text:p>
              </table:table-cell>
              <table:table-cell>
                <text:p><text:span text:style-name="T1">float</text:span></text:p>
              </table:table-cell>
            </table:table-row>
            <table:table-row table:style-name="ro3" table:default-cell-style-name="ce1">
              <table:table-cell>
                <text:p><text:span text:style-name="T1">setData</text:span></text:p>
              </table:table-cell>
              <table:table-cell>
                <text:p><text:span text:style-name="T1">Modifie la matrice de donnée</text:span></text:p>
              </table:table-cell>
              <table:table-cell>
                <text:p><text:span text:style-name="T1">float data[size][size]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dataToString</text:span></text:p>
              </table:table-cell>
              <table:table-cell>
                <text:p><text:span text:style-name="T1">Affiche les données dans la consol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testDataVide</text:span></text:p>
              </table:table-cell>
              <table:table-cell>
                <text:p><text:span text:style-name="T1">Permet de tester si les données sont vid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Boolean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ParserTopos</text:p>
          </draw:text-box>
        </draw:frame>
        <draw:frame draw:style-name="gr13" draw:text-style-name="P8" draw:layer="layout" svg:width="25.199cm" svg:height="12.429cm" svg:x="1.401cm" svg:y="4.915cm">
          <draw:text-box>
            <text:p/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">Objet permettant d'accéder aux donnée contenue dans un fichier topos.txt.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Variable</text:span></text:p>
          </draw:text-box>
        </draw:frame>
        <draw:frame draw:style-name="standard" draw:layer="layout" svg:width="26.802cm" svg:height="15.901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5" table:default-cell-style-name="ce1">
              <table:table-cell>
                <text:p>Nom de la variable</text:p>
              </table:table-cell>
              <table:table-cell>
                <text:p>Type de variable</text:p>
              </table:table-cell>
              <table:table-cell>
                <text:p>Définition</text:p>
              </table:table-cell>
            </table:table-row>
            <table:table-row table:style-name="ro6" table:default-cell-style-name="ce1">
              <table:table-cell>
                <text:p>nameFile</text:p>
              </table:table-cell>
              <table:table-cell>
                <text:p>string</text:p>
              </table:table-cell>
              <table:table-cell>
                <text:p>Nom du fichier</text:p>
              </table:table-cell>
            </table:table-row>
            <table:table-row table:style-name="ro7" table:default-cell-style-name="ce1">
              <table:table-cell>
                <text:p>dataList</text:p>
              </table:table-cell>
              <table:table-cell>
                <text:p>Vecteur de DataCornee</text:p>
              </table:table-cell>
              <table:table-cell>
                <text:p>Liste de toutes les données contenue dans le topos.txt sous forme de DataCornee</text:p>
              </table:table-cell>
            </table:table-row>
            <table:table-row table:style-name="ro6" table:default-cell-style-name="ce1">
              <table:table-cell>
                <text:p>radiusBFSAnterior</text:p>
              </table:table-cell>
              <table:table-cell>
                <text:p>float</text:p>
              </table:table-cell>
              <table:table-cell>
                <text:p>Rayon de la BFS Antérieur</text:p>
              </table:table-cell>
            </table:table-row>
            <table:table-row table:style-name="ro6" table:default-cell-style-name="ce1">
              <table:table-cell>
                <text:p>radiusBFSPosterior</text:p>
              </table:table-cell>
              <table:table-cell>
                <text:p>float</text:p>
              </table:table-cell>
              <table:table-cell>
                <text:p>Rayon de la BFS Postérieur</text:p>
              </table:table-cell>
            </table:table-row>
            <table:table-row table:style-name="ro8" table:default-cell-style-name="ce1">
              <table:table-cell>
                <text:p>coordBFSAnterior</text:p>
              </table:table-cell>
              <table:table-cell>
                <text:p>Point</text:p>
              </table:table-cell>
              <table:table-cell>
                <text:p>Coordonnée du centre de la BFS antérieur</text:p>
              </table:table-cell>
            </table:table-row>
            <table:table-row table:style-name="ro9" table:default-cell-style-name="ce1">
              <table:table-cell>
                <text:p>coordBFSPosterior</text:p>
              </table:table-cell>
              <table:table-cell>
                <text:p>Point</text:p>
              </table:table-cell>
              <table:table-cell>
                <text:p>Coordonnée du centre de la BFS postérieur</text:p>
              </table:table-cell>
            </table:table-row>
            <table:table-row table:style-name="ro10" table:default-cell-style-name="ce1">
              <table:table-cell>
                <text:p>coordXY</text:p>
              </table:table-cell>
              <table:table-cell>
                <text:p>Vecteur de float</text:p>
              </table:table-cell>
              <table:table-cell>
                <text:p>Les coordonées X et Y allant de -5 à 5 avec 0,1 de décalag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fonction</text:span></text:p>
          </draw:text-box>
        </draw:frame>
        <draw:frame draw:style-name="standard" draw:layer="layout" svg:width="26.245cm" svg:height="6.475cm" svg:x="1.155cm" svg:y="6.124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6"/>
            <table:table-column table:style-name="co7"/>
            <table:table-row table:style-name="ro1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2" table:default-cell-style-name="ce1">
              <table:table-cell>
                <text:p><text:span text:style-name="T1">readToposFile</text:span></text:p>
              </table:table-cell>
              <table:table-cell>
                <text:p><text:span text:style-name="T1">Parse le fichier topo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3" table:default-cell-style-name="ce1">
              <table:table-cell>
                <text:p><text:span text:style-name="T1">buildMatrice</text:span></text:p>
              </table:table-cell>
              <table:table-cell>
                <text:p><text:span text:style-name="T1">Parse un vecteur 2D de string en une matrice 101x101</text:span></text:p>
              </table:table-cell>
              <table:table-cell>
                <text:p><text:span text:style-name="T1">pointeur d'un int,</text:span></text:p>
                <text:p><text:span text:style-name="T1">vecteur 2D de sting,</text:span></text:p>
                <text:p><text:span text:style-name="T1">tableau 2D de float</text:span></text:p>
              </table:table-cell>
              <table:table-cell>
                <text:p><text:span text:style-name="T1">Vector 2D de floa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1/5)  </text:span></text:p>
          </draw:text-box>
        </draw:frame>
        <draw:frame draw:style-name="standard" draw:layer="layout" svg:width="26.245cm" svg:height="6.771cm" svg:x="0.687cm" svg:y="9.5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14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5" table:default-cell-style-name="ce1">
              <table:table-cell>
                <text:p><text:span text:style-name="T1">printAllDataName</text:span></text:p>
              </table:table-cell>
              <table:table-cell>
                <text:p><text:span text:style-name="T1">Affiche tous les noms des do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6" table:default-cell-style-name="ce1">
              <table:table-cell>
                <text:p><text:span text:style-name="T1">printDataByName</text:span></text:p>
              </table:table-cell>
              <table:table-cell>
                <text:p><text:span text:style-name="T1">Affiche les données correspondant à un nom</text:span></text:p>
              </table:table-cell>
              <table:table-cell>
                <text:p><text:span text:style-name="T1">String : nom de la donnée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7" draw:layer="layout" svg:width="14.141cm" svg:height="3.806cm" svg:x="3.201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(Path du fichier topos.txt)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2/5)</text:span></text:p>
          </draw:text-box>
        </draw:frame>
        <draw:frame draw:style-name="standard" draw:layer="layout" svg:width="27.198cm" svg:height="15.785cm" svg:x="0.08cm" svg:y="4.699cm">
          <table:table table:template-name="lightblue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7" table:default-cell-style-name="ce1">
              <table:table-cell>
                <text:p><text:span text:style-name="T1">getCoordXY</text:span></text:p>
              </table:table-cell>
              <table:table-cell>
                <text:p><text:span text:style-name="T1">Permet d'avoir toute les coordonnée XY allant de -5 à 5 par pas de 0,1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de float</text:span></text:p>
              </table:table-cell>
            </table:table-row>
            <table:table-row table:style-name="ro18" table:default-cell-style-name="ce1">
              <table:table-cell>
                <text:p><text:span text:style-name="T1">getCoordBFSAnterior</text:span>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Point</text:span></text:p>
              </table:table-cell>
            </table:table-row>
            <table:table-row table:style-name="ro18" table:default-cell-style-name="ce1">
              <table:table-cell>
                <text:p>getCoordBFSPosterior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void</text:p>
              </table:table-cell>
              <table:table-cell>
                <text:p>Point</text:p>
              </table:table-cell>
            </table:table-row>
            <table:table-row table:style-name="ro19" table:default-cell-style-name="ce1">
              <table:table-cell>
                <text:p>getRadiusBFSAnte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  <table:table-row table:style-name="ro19" table:default-cell-style-name="ce1">
              <table:table-cell>
                <text:p>getRadiusBFSPost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3/5)</text:span></text:p>
          </draw:text-box>
        </draw:frame>
        <draw:frame draw:style-name="standard" draw:layer="layout" svg:width="26.783cm" svg:height="15.67cm" svg:x="0.616cm" svg:y="4.465cm">
          <table:table table:template-name="lightblue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0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<text:span text:style-name="T1">getDataByName</text:span></text:p>
              </table:table-cell>
              <table:table-cell table:style-name="ce2" table:number-rows-spanned="2">
                <text:p><text:span text:style-name="T1">Permet d'obtenir une matrice de données grâce à son nom</text:span></text:p>
              </table:table-cell>
              <table:table-cell>
                <text:p><text:span text:style-name="T1">String : nom des données</text:span></text:p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String : nom des données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getDataByNumber</text:p>
              </table:table-cell>
              <table:table-cell table:style-name="ce2" table:number-rows-spanned="2">
                <text:p><text:span text:style-name="T1">Permet d'obtenir une matrice de données grâce à son numéros</text:span></text:p>
              </table:table-cell>
              <table:table-cell>
                <text:p><text:span text:style-name="T1">Int : numéros de données</text:span></text:p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int : numéros de données</text:span></text:p>
              </table:table-cell>
              <table:table-cell>
                <text:p><text:span text:style-name="T1">Vecteur 2D de float</text:span></text:p>
              </table:table-cell>
            </table:table-row>
            <table:table-row table:style-name="ro23" table:default-cell-style-name="ce1">
              <table:table-cell table:number-rows-spanned="2">
                <text:p><text:span text:style-name="T1">getAnteriorData</text:span></text:p>
              </table:table-cell>
              <table:table-cell table:number-rows-spanned="2">
                <text:p>Permet d'obtenir une matrice de donnée correspondant à la face antérieur de la cornée</text:p>
              </table:table-cell>
              <table:table-cell>
                <text:p>Tableau 2D de float où seront copier les données</text:p>
              </table:table-cell>
              <table:table-cell>
                <text:p>boolean</text:p>
              </table:table-cell>
            </table:table-row>
            <table:table-row table:style-name="ro24" table:default-cell-style-name="ce1">
              <table:covered-table-cell/>
              <table:covered-table-cell/>
              <table:table-cell>
                <text:p>void</text:p>
              </table:table-cell>
              <table:table-cell>
                <text:p>Vecteur 2D de float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4/5)  </text:span></text:p>
          </draw:text-box>
        </draw:frame>
        <draw:frame draw:style-name="standard" draw:layer="layout" svg:width="26.783cm" svg:height="13.841cm" svg:x="0.616cm" svg:y="4.465cm">
          <table:table table:template-name="lightblue" table:use-first-row-styles="true" table:use-banding-rows-styles="true">
            <table:table-column table:style-name="co23"/>
            <table:table-column table:style-name="co24"/>
            <table:table-column table:style-name="co21"/>
            <table:table-column table:style-name="co22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<text:span text:style-name="T1">getPosteriorData</text:span></text:p>
              </table:table-cell>
              <table:table-cell table:style-name="ce2" table:number-rows-spanned="2">
                <text:p><text:span text:style-name="T1">Permet d'obtenir une matrice de donnée correspondant à la face pos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5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getAnteriorBFSData</text:p>
              </table:table-cell>
              <table:table-cell table:style-name="ce2" table:number-rows-spanned="2">
                <text:p><text:span text:style-name="T1">Permet d'obtenir une matrice de donnée correspondant à la différence entre la face antérieur de la cornée et la BFS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number-rows-spanned="2">
                <text:p><text:span text:style-name="T1">getPostérieurBFSData</text:span></text:p>
              </table:table-cell>
              <table:table-cell table:number-rows-spanned="2">
                <text:p><text:span text:style-name="T1">Permet d'obtenir une matrice de donnée correspondant à la différence entre la face postérieur de la cornée et la BFS</text:span></text:p>
              </table:table-cell>
              <table:table-cell>
                <text:p><text:span text:style-name="T1">Tableau 2D de float où seront copier les données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/>
              <table:covered-table-cell/>
              <table:table-cell>
                <text:p><text:span text:style-name="T1">void</text:span></text:p>
              </table:table-cell>
              <table:table-cell>
                <text:p><text:span text:style-name="T1">Vecteur 2D de float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5/5)</text:span></text:p>
          </draw:text-box>
        </draw:frame>
        <draw:frame draw:style-name="standard" draw:layer="layout" svg:width="26.982cm" svg:height="15.335cm" svg:x="0.617cm" svg:y="4.334cm">
          <table:table table:template-name="light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getPachymetry</text:p>
              </table:table-cell>
              <table:table-cell table:style-name="ce2" table:number-rows-spanned="2">
                <text:p>Permet une matrice de donnée représentant la pachymetry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void</text:p>
              </table:table-cell>
              <table:table-cell>
                <text:p>Vecteur 2D</text:p>
                <text:p>de float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e retourner les valeur de pachymetry calculer à partir des matrices de données 101x101 des faces antérieurs et postérieur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rivate part : Variable</text:span></text:p>
          </draw:text-box>
        </draw:frame>
        <draw:frame draw:style-name="standard" draw:layer="layout" svg:width="26.802cm" svg:height="9.836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4" table:default-cell-style-name="ce1">
              <table:table-cell>
                <text:p><text:span text:style-name="T1">center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ée du centre de la BFS antérieur</text:span></text:p>
              </table:table-cell>
            </table:table-row>
            <table:table-row table:style-name="ro4" table:default-cell-style-name="ce1">
              <table:table-cell>
                <text:p><text:span text:style-name="T1">anterior</text:span></text:p>
              </table:table-cell>
              <table:table-cell>
                <text:p><text:span text:style-name="T1">Vecteur 2D de float </text:span></text:p>
              </table:table-cell>
              <table:table-cell>
                <text:p><text:span text:style-name="T1">Valeur d'élévation de la face antérieur</text:span></text:p>
              </table:table-cell>
            </table:table-row>
            <table:table-row table:style-name="ro27" table:default-cell-style-name="ce1">
              <table:table-cell>
                <text:p><text:span text:style-name="T1">coordIntersect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née de toutes les point situé sur la face postérieur correspondant à l'intersection avec le rayon d'un point de la face antérieur et le centre de la BFS</text:span></text:p>
              </table:table-cell>
            </table:table-row>
            <table:table-row table:style-name="ro3" table:default-cell-style-name="ce1">
              <table:table-cell>
                <text:p>nombreIntersect</text:p>
              </table:table-cell>
              <table:table-cell>
                <text:p>int</text:p>
              </table:table-cell>
              <table:table-cell>
                <text:p>Nombre d'intersection trouver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DataPachymetry<text:line-break/><text:span text:style-name="T2">private part : fonction</text:span></text:p>
          </draw:text-box>
        </draw:frame>
        <draw:frame draw:style-name="standard" draw:layer="layout" svg:width="26.043cm" svg:height="8.518cm" svg:x="1.155cm" svg:y="6.124cm">
          <table:table table:template-name="lightblue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2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9" table:default-cell-style-name="ce1">
              <table:table-cell>
                <text:p><text:span text:style-name="T1">constructCoord</text:span></text:p>
              </table:table-cell>
              <table:table-cell>
                <text:p><text:span text:style-name="T1">Construit le vecteur contenant les coordonées d'intersections</text:span></text:p>
              </table:table-cell>
              <table:table-cell>
                <text:p><text:span text:style-name="T1">Vecteur 2D de float</text:span></text:p>
                <text:p><text:span text:style-name="T1"><text:s/></text:span><text:span text:style-name="T1">=&gt; antérieur</text:span></text:p>
                <text:p><text:span text:style-name="T1">Vecteur 2D de float</text:span></text:p>
                <text:p><text:span text:style-name="T1">=&gt; postérieur</text:span></text:p>
                <text:p><text:span text:style-name="T1">Float =&gt; valeur null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0" table:default-cell-style-name="ce1">
              <table:table-cell>
                <text:p><text:span text:style-name="T1">findPointIntersect</text:span></text:p>
              </table:table-cell>
              <table:table-cell>
                <text:p><text:span text:style-name="T1">Trouve les points d'intersection sur un triangle</text:span></text:p>
              </table:table-cell>
              <table:table-cell>
                <text:p><text:span text:style-name="T1">Vecteur 2D float</text:span></text:p>
                <text:p><text:span text:style-name="T1">Triangle</text:span></text:p>
                <text:p><text:span text:style-name="T1">Float =&gt; valeur null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ublic part</text:span></text:p>
          </draw:text-box>
        </draw:frame>
        <draw:frame draw:style-name="standard" draw:layer="layout" svg:width="26.245cm" svg:height="9.401cm" svg:x="0.687cm" svg:y="11.6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3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2" table:default-cell-style-name="ce1">
              <table:table-cell>
                <text:p><text:span text:style-name="T1">getAnterior</text:span></text:p>
              </table:table-cell>
              <table:table-cell>
                <text:p><text:span text:style-name="T1">Retourne la matrice d'élévation de la face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float</text:span></text:p>
              </table:table-cell>
            </table:table-row>
            <table:table-row table:style-name="ro33" table:default-cell-style-name="ce1">
              <table:table-cell>
                <text:p><text:span text:style-name="T1">getCoord</text:span></text:p>
              </table:table-cell>
              <table:table-cell>
                <text:p><text:span text:style-name="T1">Retourn les coordonées des intersection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Poi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7" draw:layer="layout" svg:width="22.103cm" svg:height="6.65cm" svg:x="3.201cm" svg:y="5.2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Vecteur 2D de float =&gt; face postéreur de la cornée</text:span></text:p>
              </text:list-item>
              <text:list-item>
                <text:p text:style-name="P5"><text:span text:style-name="T1">Point <text:s/>=&gt; coordonnée du centre de la BFS antérieur</text:span></text:p>
              </text:list-item>
              <text:list-item>
                <text:p text:style-name="P5"><text:span text:style-name="T1">Float <text:s/>=&gt; valeur remplacant la valeur null dans les vecteur 2D</text:span></text:p>
              </text:list-item>
              <text:list-item>
                <text:p text:style-name="P5"><text:span text:style-name="T1">Int =&gt; permet de savoir quelle méthode on utilise (celle d'essaie ou non)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'initialiser tout ce qu'à besoin VTK pour fonctionner et afficher notre corné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Variable</text:span></text:p>
          </draw:text-box>
        </draw:frame>
        <draw:frame draw:style-name="standard" draw:layer="layout" svg:width="27.073cm" svg:height="15.186cm" svg:x="0.326cm" svg:y="4.214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4" table:default-cell-style-name="ce1">
              <table:table-cell>
                <text:p>m_polydata</text:p>
              </table:table-cell>
              <table:table-cell>
                <text:p>vtkPolydata (pointeur)</text:p>
              </table:table-cell>
              <table:table-cell>
                <text:p>Objet VTK</text:p>
              </table:table-cell>
            </table:table-row>
            <table:table-row table:style-name="ro34" table:default-cell-style-name="ce1">
              <table:table-cell>
                <text:p>m_points</text:p>
              </table:table-cell>
              <table:table-cell>
                <text:p>vtkPoints (pointeur)</text:p>
              </table:table-cell>
              <table:table-cell>
                <text:p>Ensembles des points </text:p>
              </table:table-cell>
            </table:table-row>
            <table:table-row table:style-name="ro35" table:default-cell-style-name="ce1">
              <table:table-cell>
                <text:p>m_polys</text:p>
              </table:table-cell>
              <table:table-cell>
                <text:p>vtkCellArrays (pointeur)</text:p>
              </table:table-cell>
              <table:table-cell>
                <text:p>Ensemble des polygones utiliser pour la visualisation en 3D (des triangles pour nous)</text:p>
              </table:table-cell>
            </table:table-row>
            <table:table-row table:style-name="ro4" table:default-cell-style-name="ce1">
              <table:table-cell>
                <text:p>m_scalars</text:p>
              </table:table-cell>
              <table:table-cell>
                <text:p>vtkFloatArray (pointeur)</text:p>
              </table:table-cell>
              <table:table-cell>
                <text:p>Permettra de mettra de la couleur</text:p>
              </table:table-cell>
            </table:table-row>
            <table:table-row table:style-name="ro4" table:default-cell-style-name="ce1">
              <table:table-cell>
                <text:p>m_mapper</text:p>
              </table:table-cell>
              <table:table-cell>
                <text:p>vtkPolyDataMapper (pointeur)</text:p>
              </table:table-cell>
              <table:table-cell>
                <text:p>Permet d'associer les différents objets vtk </text:p>
              </table:table-cell>
            </table:table-row>
            <table:table-row table:style-name="ro4" table:default-cell-style-name="ce1">
              <table:table-cell>
                <text:p>m_actor</text:p>
              </table:table-cell>
              <table:table-cell>
                <text:p>VtkActor (pointeur)</text:p>
              </table:table-cell>
              <table:table-cell>
                <text:p>Permet d'afficher l'image associer</text:p>
              </table:table-cell>
            </table:table-row>
            <table:table-row table:style-name="ro3" table:default-cell-style-name="ce1">
              <table:table-cell>
                <text:p>m_nombre de point</text:p>
              </table:table-cell>
              <table:table-cell>
                <text:p>float</text:p>
              </table:table-cell>
              <table:table-cell>
                <text:p>Nombre de point de l'image</text:p>
              </table:table-cell>
            </table:table-row>
            <table:table-row table:style-name="ro4" table:default-cell-style-name="ce1">
              <table:table-cell>
                <text:p>m_minScal</text:p>
              </table:table-cell>
              <table:table-cell>
                <text:p>float</text:p>
              </table:table-cell>
              <table:table-cell>
                <text:p>Minimum utiliser pour la couleur</text:p>
              </table:table-cell>
            </table:table-row>
            <table:table-row table:style-name="ro4" table:default-cell-style-name="ce1">
              <table:table-cell>
                <text:p>m_maxScal</text:p>
              </table:table-cell>
              <table:table-cell>
                <text:p>float</text:p>
              </table:table-cell>
              <table:table-cell>
                <text:p>Maximum utiliser pour la couleur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Fonction</text:span></text:p>
          </draw:text-box>
        </draw:frame>
        <draw:frame draw:style-name="standard" draw:layer="layout" svg:width="26.199cm" svg:height="11.78cm" svg:x="0.6cm" svg:y="5.937cm">
          <table:table table:template-name="lightblue" table:use-first-row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" table:default-cell-style-name="ce1">
              <table:table-cell>
                <text:p><text:span text:style-name="T1">newMap</text:span></text:p>
              </table:table-cell>
              <table:table-cell>
                <text:p><text:span text:style-name="T1">Initialise les objet vtk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newCells</text:p>
              </table:table-cell>
              <table:table-cell>
                <text:p>Crée les nouvelles cellules</text:p>
              </table:table-cell>
              <table:table-cell>
                <text:p>Vecteur 2D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Triangle</text:p>
              </table:table-cell>
              <table:table-cell>
                <text:p>Ajoute une cellule sous forme de triangle dans m_polys</text:p>
              </table:table-cell>
              <table:table-cell>
                <text:p>3 float 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Cell</text:p>
              </table:table-cell>
              <table:table-cell>
                <text:p>Ajoute une cellule sous forme de triangle ou de carré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Square</text:p>
              </table:table-cell>
              <table:table-cell>
                <text:p>Ajoute une cellule sous forme de carré dans m_polys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createMapper</text:p>
              </table:table-cell>
              <table:table-cell>
                <text:p>Crée un mapper avec les objets vtk </text:p>
              </table:table-cell>
              <table:table-cell>
                <text:p>void</text:p>
              </table:table-cell>
              <table:table-cell>
                <text:p>void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ublic part : Fonction</text:span></text:p>
          </draw:text-box>
        </draw:frame>
        <draw:frame draw:style-name="standard" draw:layer="layout" svg:width="26.599cm" svg:height="15.711cm" svg:x="1cm" svg:y="4.489cm">
          <table:table table:template-name="lightblue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writeData</text:span></text:p>
              </table:table-cell>
              <table:table-cell>
                <text:p><text:span text:style-name="T1">Ecrit les données de vtk dans un fichier</text:span></text:p>
              </table:table-cell>
              <table:table-cell>
                <text:p><text:span text:style-name="T1">String : nom du fichi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Actor</text:span></text:p>
              </table:table-cell>
              <table:table-cell>
                <text:p><text:span text:style-name="T1">Remplace m_actor</text:span></text:p>
              </table:table-cell>
              <table:table-cell>
                <text:p><text:span text:style-name="T1">VtkActor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6" table:default-cell-style-name="ce1">
              <table:table-cell>
                <text:p><text:span text:style-name="T1">setPolyData</text:span></text:p>
              </table:table-cell>
              <table:table-cell>
                <text:p><text:span text:style-name="T1">Remplace m_polyData</text:span></text:p>
              </table:table-cell>
              <table:table-cell>
                <text:p><text:span text:style-name="T1">VtkCellArray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Points</text:span></text:p>
              </table:table-cell>
              <table:table-cell>
                <text:p><text:span text:style-name="T1">Remplace m_points</text:span></text:p>
              </table:table-cell>
              <table:table-cell>
                <text:p><text:span text:style-name="T1">vtkPoint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Polys</text:span></text:p>
              </table:table-cell>
              <table:table-cell>
                <text:p><text:span text:style-name="T1">Remplace m_polys</text:span></text:p>
              </table:table-cell>
              <table:table-cell>
                <text:p><text:span text:style-name="T1">vtkCellArrays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setScalar</text:span></text:p>
              </table:table-cell>
              <table:table-cell>
                <text:p><text:span text:style-name="T1">Remplace m_scalars</text:span></text:p>
              </table:table-cell>
              <table:table-cell>
                <text:p><text:span text:style-name="T1">VtkFloatArray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setMapper</text:span></text:p>
              </table:table-cell>
              <table:table-cell>
                <text:p><text:span text:style-name="T1">Remplace m_mapper</text:span></text:p>
              </table:table-cell>
              <table:table-cell>
                <text:p><text:span text:style-name="T1">vtkPolyDataMapper (pointeur)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<text:span text:style-name="T1">getPoints</text:span></text:p>
              </table:table-cell>
              <table:table-cell>
                <text:p><text:span text:style-name="T1">Retourne m_point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int</text:span></text:p>
              </table:table-cell>
            </table:table-row>
            <table:table-row table:style-name="ro3" table:default-cell-style-name="ce1">
              <table:table-cell>
                <text:p><text:span text:style-name="T1">getScalar</text:span></text:p>
              </table:table-cell>
              <table:table-cell>
                <text:p><text:span text:style-name="T1">Retourne m_scalar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scalars</text:span></text:p>
              </table:table-cell>
            </table:table-row>
            <table:table-row table:style-name="ro3" table:default-cell-style-name="ce1">
              <table:table-cell>
                <text:p><text:span text:style-name="T1">getPolys</text:span></text:p>
              </table:table-cell>
              <table:table-cell>
                <text:p><text:span text:style-name="T1">Retourne m_poly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lys</text:span></text:p>
              </table:table-cell>
            </table:table-row>
            <table:table-row table:style-name="ro36" table:default-cell-style-name="ce1">
              <table:table-cell>
                <text:p><text:span text:style-name="T1">getPolyData</text:span></text:p>
              </table:table-cell>
              <table:table-cell>
                <text:p><text:span text:style-name="T1">Retourne m_polyData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polyData</text:span></text:p>
              </table:table-cell>
            </table:table-row>
            <table:table-row table:style-name="ro3" table:default-cell-style-name="ce1">
              <table:table-cell>
                <text:p><text:span text:style-name="T1">getMapper</text:span></text:p>
              </table:table-cell>
              <table:table-cell>
                <text:p><text:span text:style-name="T1">Retourne m_mappe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mapper</text:span></text:p>
              </table:table-cell>
            </table:table-row>
            <table:table-row table:style-name="ro3" table:default-cell-style-name="ce1">
              <table:table-cell>
                <text:p><text:span text:style-name="T1">getActor</text:span></text:p>
              </table:table-cell>
              <table:table-cell>
                <text:p><text:span text:style-name="T1">Retourne m_acto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m_actor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ColorElevationMap</text:p>
                <text:p text:style-name="P1">Objet permettant la création et la visualisation d'un objet vtk à partir d'un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Variable</text:span></text:p>
          </draw:text-box>
        </draw:frame>
        <draw:frame draw:style-name="standard" draw:layer="layout" svg:width="27.073cm" svg:height="8.816cm" svg:x="0.359cm" svg:y="7.045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7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7" table:default-cell-style-name="ce1">
              <table:table-cell>
                <text:p><text:span text:style-name="T1">m_polydata</text:span></text:p>
              </table:table-cell>
              <table:table-cell>
                <text:p><text:span text:style-name="T1">vtkPolydata (pointeur)</text:span></text:p>
              </table:table-cell>
              <table:table-cell>
                <text:p><text:span text:style-name="T1">Objet VTK</text:span></text:p>
              </table:table-cell>
            </table:table-row>
            <table:table-row table:style-name="ro37" table:default-cell-style-name="ce1">
              <table:table-cell>
                <text:p><text:span text:style-name="T1">m_points</text:span></text:p>
              </table:table-cell>
              <table:table-cell>
                <text:p><text:span text:style-name="T1">vtkPoints (pointeur)</text:span></text:p>
              </table:table-cell>
              <table:table-cell>
                <text:p><text:span text:style-name="T1">Minimum d'élévat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Fonction</text:span></text:p>
          </draw:text-box>
        </draw:frame>
        <draw:frame draw:style-name="standard" draw:layer="layout" svg:width="26.144cm" svg:height="12.68cm" svg:x="1.455cm" svg:y="5.937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newCoord</text:p>
              </table:table-cell>
              <table:table-cell>
                <text:p><text:span text:style-name="T1">Crée les coordonée dont les valeurs diffère de Null 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newScalar</text:p>
              </table:table-cell>
              <table:table-cell>
                <text:p><text:span text:style-name="T1">Crée les scalars</text:span></text:p>
              </table:table-cell>
              <table:table-cell>
                <text:p><text:s/>Vecteur 2D float</text:p>
                <text:p>Float =&gt; valeur ignorer</text:p>
              </table:table-cell>
              <table:table-cell>
                <text:p><text:span text:style-name="T1">void</text:span></text:p>
              </table:table-cell>
            </table:table-row>
            <table:table-row table:style-name="ro27" table:default-cell-style-name="ce1">
              <table:table-cell>
                <text:p>newIndex</text:p>
              </table:table-cell>
              <table:table-cell>
                <text:p><text:span text:style-name="T1">Création d'un vecteur 2D permettant de stocker la position des valeurs dans m_points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ecteur 2D float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ublic part</text:span></text:p>
          </draw:text-box>
        </draw:frame>
        <draw:frame draw:style-name="gr14" draw:text-style-name="P7" draw:layer="layout" svg:width="19.799cm" svg:height="5.228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SurfaceScalarFromMatrice</text:p>
                <text:p text:style-name="P1">Objet permettant la création et la visualisation d'un objet vtk à partir d'une matrice et d'y associer des couleurs grâce à une autr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rotected part : Fonction</text:span></text:p>
          </draw:text-box>
        </draw:frame>
        <draw:frame draw:style-name="standard" draw:layer="layout" svg:width="24.944cm" svg:height="6.062cm" svg:x="1.455cm" svg:y="5.937cm">
          <table:table table:template-name="lightblue" table:use-first-row-styles="true" table:use-banding-rows-styles="true">
            <table:table-column table:style-name="co48"/>
            <table:table-column table:style-name="co49"/>
            <table:table-column table:style-name="co50"/>
            <table:table-column table:style-name="co51"/>
            <table:table-row table:style-name="ro3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9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 </text:span></text:p>
                <text:p><text:span text:style-name="T1"><text:s text:c="6"/></text:span><text:span text:style-name="T1">=&gt; matrice d'élévation</text:span></text:p>
                <text:p><text:span text:style-name="T1">Vecteur 2D float </text:span></text:p>
                <text:p><text:span text:style-name="T1"><text:s text:c="6"/></text:span><text:span text:style-name="T1">=&gt; matrice de scalar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ublic part</text:span></text:p>
          </draw:text-box>
        </draw:frame>
        <draw:frame draw:style-name="gr14" draw:text-style-name="P7" draw:layer="layout" svg:width="22.082cm" svg:height="6.65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Vecteur 2D de float <text:s/>=&gt; différence entre les valeurs de la face antérieu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><text:span text:style-name="T1"><text:s/></text:span><text:span text:style-name="T1">et de celles de la BF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1" presentation:presentation-page-layout-name="AL1T0">
        <draw:frame presentation:style-name="pr7" draw:layer="layout" svg:width="26cm" svg:height="3.363cm" svg:x="1.4cm" svg:y="0.837cm" presentation:class="title" presentation:user-transformed="true">
          <draw:text-box>
            <text:p>PachymetryVisualisationFromMatrice</text:p>
          </draw:text-box>
        </draw:frame>
        <draw:frame presentation:style-name="pr8" draw:text-style-name="P9" draw:layer="layout" svg:width="25.199cm" svg:height="12.179cm" svg:x="1.4cm" svg:y="4.914cm" presentation:class="subtitle">
          <draw:text-box>
            <text:list text:style-name="L1">
              <text:list-header>
                <text:p>Héritage : ColorElevationMap</text:p>
                <text:p>Objet permettant la création et la visualisation de la pachymétry <text:s/>à partir d'une matric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6.144cm" svg:height="15.391cm" svg:x="1.39cm" svg:y="4.441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>
                <text:p><text:span text:style-name="T1">mapWithMatrice</text:span></text:p>
              </table:table-cell>
              <table:table-cell>
                <text:p><text:span text:style-name="T1">Création des objets permettant la visualisation de l'objet</text:span></text:p>
              </table:table-cell>
              <table:table-cell>
                <text:p><text:span text:style-name="T1">Vecteur 2D float</text:span></text:p>
                <text:p><text:span text:style-name="T1">Float =&gt; valeur ignorer dans les matrices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<text:span text:style-name="T1">newCoord</text:span></text:p>
              </table:table-cell>
              <table:table-cell>
                <text:p><text:span text:style-name="T1">Crée les coordonée dont les valeurs diffère de Null 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0" table:default-cell-style-name="ce1">
              <table:table-cell>
                <text:p><text:span text:style-name="T1">newScalar</text:span></text:p>
              </table:table-cell>
              <table:table-cell>
                <text:p><text:span text:style-name="T1">Crée les scalars</text:span></text:p>
              </table:table-cell>
              <table:table-cell>
                <text:p><text:span text:style-name="T1"><text:s/></text:span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<text:span text:style-name="T1">newIndex</text:span></text:p>
              </table:table-cell>
              <table:table-cell>
                <text:p><text:span text:style-name="T1">Création d'un vecteur 2D permettant de stocker la position des valeurs dans m_points</text:span></text:p>
              </table:table-cell>
              <table:table-cell>
                <text:p><text:span text:style-name="T1">Vecteur 2D float</text:span></text:p>
                <text:p><text:span text:style-name="T1">Float =&gt; valeur ignorer</text:span></text:p>
              </table:table-cell>
              <table:table-cell>
                <text:p><text:span text:style-name="T1">Vecteur 2D float</text:span></text:p>
              </table:table-cell>
            </table:table-row>
            <table:table-row table:style-name="ro19" table:default-cell-style-name="ce1">
              <table:table-cell>
                <text:p>newCells</text:p>
              </table:table-cell>
              <table:table-cell>
                <text:p>Ajoutes les cellules </text:p>
              </table:table-cell>
              <table:table-cell>
                <text:p>Vecteur 2D float</text:p>
              </table:table-cell>
              <table:table-cell>
                <text:p>void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1" presentation:presentation-page-layout-name="AL2T1">
        <draw:frame presentation:style-name="pr1" draw:layer="layout" svg:width="26.2cm" svg:height="3.506cm" svg:x="1.4cm" svg:y="0.837cm" presentation:class="title" presentation:user-transformed="true">
          <draw:text-box>
            <text:p>PachymetryVisualisationFromMatrice<text:line-break/><text:span text:style-name="T2">public part</text:span></text:p>
          </draw:text-box>
        </draw:frame>
        <draw:frame draw:style-name="gr14" draw:text-style-name="P7" draw:layer="layout" svg:width="19.799cm" svg:height="5.228cm" svg:x="4.801cm" svg:y="8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Float <text:s/>=&gt; valeur remplacant la valeur null dans les vecteur 2D</text:span></text:p>
                <text:p text:style-name="P5"><text:span text:style-name="T1"/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Str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 fonction utiles pour le parsing de string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5.519cm" svg:height="11.885cm" svg:x="1.48cm" svg:y="5.36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1" table:default-cell-style-name="ce1">
              <table:table-cell>
                <text:p><text:span text:style-name="T1">explode</text:span></text:p>
              </table:table-cell>
              <table:table-cell>
                <text:p><text:span text:style-name="T1">Transforme un string en vecteur</text:span></text:p>
              </table:table-cell>
              <table:table-cell>
                <text:p><text:span text:style-name="T1">String =&gt; délimiter</text:span></text:p>
                <text:p><text:span text:style-name="T1">String =&gt; sentence</text:span></text:p>
              </table:table-cell>
              <table:table-cell>
                <text:p><text:span text:style-name="T1">Vecteur String</text:span></text:p>
              </table:table-cell>
            </table:table-row>
            <table:table-row table:style-name="ro42" table:default-cell-style-name="ce1">
              <table:table-cell/>
              <table:table-cell/>
              <table:table-cell>
                <text:p>String =&gt; sentence</text:p>
                <text:p>Char =&gt; délimiter</text:p>
              </table:table-cell>
              <table:table-cell>
                <text:p><text:span text:style-name="T1">Vecteur String</text:span></text:p>
              </table:table-cell>
            </table:table-row>
            <table:table-row table:style-name="ro19" table:default-cell-style-name="ce1">
              <table:table-cell>
                <text:p>StringtoFloatVector</text:p>
              </table:table-cell>
              <table:table-cell>
                <text:p><text:span text:style-name="T1">Retourne les float correspondant à un string</text:span></text:p>
              </table:table-cell>
              <table:table-cell>
                <text:p><text:s/>String =&gt; sentence</text:p>
                <text:p>Char =&gt; délimiter</text:p>
              </table:table-cell>
              <table:table-cell>
                <text:p><text:span text:style-name="T1">Vecteur float</text:span></text:p>
              </table:table-cell>
            </table:table-row>
            <table:table-row table:style-name="ro42" table:default-cell-style-name="ce1">
              <table:table-cell>
                <text:p><text:span text:style-name="T1">trim</text:span></text:p>
              </table:table-cell>
              <table:table-cell>
                <text:p><text:span text:style-name="T1">Enlève les blancs à la fin et au début</text:span></text:p>
              </table:table-cell>
              <table:table-cell>
                <text:p><text:span text:style-name="T1">String =&gt; sentence</text:span></text:p>
              </table:table-cell>
              <table:table-cell>
                <text:p><text:span text:style-name="T1">String </text:span></text:p>
              </table:table-cell>
            </table:table-row>
            <table:table-row table:style-name="ro19" table:default-cell-style-name="ce1">
              <table:table-cell>
                <text:p><text:span text:style-name="T1">stringToFloat</text:span></text:p>
              </table:table-cell>
              <table:table-cell>
                <text:p><text:span text:style-name="T1">Retourne le float correspondant à un String </text:span></text:p>
              </table:table-cell>
              <table:table-cell>
                <text:p><text:span text:style-name="T1">String</text:span></text:p>
              </table:table-cell>
              <table:table-cell>
                <text:p><text:span text:style-name="T1">float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Util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s fonctions qui pourraient être util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</text:p>
          </draw:text-box>
        </draw:frame>
        <draw:frame draw:style-name="standard" draw:layer="layout" svg:width="25.519cm" svg:height="4.224cm" svg:x="1.326cm" svg:y="11.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4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4" table:default-cell-style-name="ce1">
              <table:table-cell>
                <text:p><text:span text:style-name="T1">showProgress</text:span></text:p>
              </table:table-cell>
              <table:table-cell>
                <text:p><text:span text:style-name="T1">Montre l'avancer d'un programme</text:span></text:p>
              </table:table-cell>
              <table:table-cell>
                <text:p><text:span text:style-name="T1">Float =&gt; progress1</text:span></text:p>
                <text:p><text:span text:style-name="T1">int =&gt; progress2</text:span></text:p>
                <text:p><text:span text:style-name="T1">Float =&gt; objectif 1</text:span></text:p>
                <text:p><text:span text:style-name="T1">String =&gt; nom de l'objectif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2" draw:text-style-name="P10" draw:layer="layout" svg:width="19.403cm" svg:height="1.204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ile</text:p>
          </draw:text-box>
        </draw:frame>
        <draw:frame draw:style-name="standard" draw:layer="layout" svg:width="25.64cm" svg:height="4.395cm" svg:x="1.389cm" svg:y="10.716cm">
          <table:table table:template-name="lightblue" table:use-first-row-styles="true" table:use-banding-rows-styles="true"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45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6" table:default-cell-style-name="ce1">
              <table:table-cell>
                <text:p><text:span text:style-name="T1">parserCSV</text:span></text:p>
              </table:table-cell>
              <table:table-cell>
                <text:p><text:span text:style-name="T1">Montre l'avancer d'un programme</text:span></text:p>
              </table:table-cell>
              <table:table-cell>
                <text:p><text:span text:style-name="T1">String =&gt; nom du fichier</text:span></text:p>
                <text:p><text:span text:style-name="T1">Vector 2D String =&gt; result</text:span></text:p>
                <text:p><text:span text:style-name="T1">String =&gt; delimiter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2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loat</text:p>
          </draw:text-box>
        </draw:frame>
        <draw:frame draw:style-name="standard" draw:layer="layout" svg:width="25.01cm" svg:height="3.083cm" svg:x="1.389cm" svg:y="10.716cm">
          <table:table table:template-name="lightblue" table:use-first-row-styles="true" table:use-banding-rows-styles="true">
            <table:table-column table:style-name="co60"/>
            <table:table-column table:style-name="co61"/>
            <table:table-column table:style-name="co62"/>
            <table:table-column table:style-name="co63"/>
            <table:table-row table:style-name="ro47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7" table:default-cell-style-name="ce1">
              <table:table-cell>
                <text:p><text:span text:style-name="T1">float2string</text:span></text:p>
              </table:table-cell>
              <table:table-cell>
                <text:p><text:span text:style-name="T1">Retourne un string d'un float</text:span></text:p>
              </table:table-cell>
              <table:table-cell>
                <text:p><text:span text:style-name="T1">Float </text:span></text:p>
              </table:table-cell>
              <table:table-cell>
                <text:p><text:span text:style-name="T1">Str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2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Tableau</text:p>
          </draw:text-box>
        </draw:frame>
        <draw:frame draw:style-name="standard" draw:layer="layout" svg:width="26.01cm" svg:height="8.153cm" svg:x="1.389cm" svg:y="10.716cm">
          <table:table table:template-name="lightblue" table:use-first-row-styles="true" table:use-banding-rows-styles="true"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printFloat2D</text:span></text:p>
              </table:table-cell>
              <table:table-cell>
                <text:p><text:span text:style-name="T1">Affiche les données d'un tableau 2D</text:span></text:p>
              </table:table-cell>
              <table:table-cell>
                <text:p><text:span text:style-name="T1">Float 2D</text:span></text:p>
                <text:p><text:span text:style-name="T1">Int =&gt; size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8" table:default-cell-style-name="ce1">
              <table:table-cell table:style-name="ce3" table:number-rows-spanned="2">
                <text:p text:style-name="P12">copieFloat2D</text:p>
              </table:table-cell>
              <table:table-cell table:style-name="ce3" table:number-rows-spanned="2">
                <text:p text:style-name="P12">Copie le tableau dans un tableau de de destination</text:p>
              </table:table-cell>
              <table:table-cell>
                <text:p>Float 2D =&gt; origine</text:p>
                <text:p>Float 2D =&gt; destination</text:p>
                <text:p>Int <text:s/>=&gt; sizeX</text:p>
                <text:p>Int =&gt; sizeY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covered-table-cell table:style-name="ce3"/>
              <table:covered-table-cell table:style-name="ce3"/>
              <table:table-cell>
                <text:p>Float 2D =&gt; origine</text:p>
                <text:p>Float 2D =&gt; destination</text:p>
                <text:p>Int <text:s/>=&gt; size</text:p>
              </table:table-cell>
              <table:table-cell>
                <text:p>void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2" draw:text-style-name="P11" draw:layer="layout" svg:width="19.403cm" svg:height="2.157cm" svg:x="4.597cm" svg:y="6.6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'utilisation des tableau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gr12" draw:text-style-name="P11" draw:layer="layout" svg:width="19.403cm" svg:height="2.157cm" svg:x="4.997cm" svg:y="9.643cm">
          <draw:text-box>
            <text:list text:style-name="L1">
              <text:list-header>
                <text:p text:style-name="P1"><text:span text:style-name="T3">Ensemble des fonctions qui pourraient être utiles</text:span></text:p>
                <text:p text:style-name="P1"><text:span text:style-name="T3">pour l'utilisation des vecteur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standard" draw:layer="layout" svg:width="26.937cm" svg:height="17.09cm" svg:x="0.497cm" svg:y="3.587cm">
          <table:table table:template-name="lightblue" table:use-first-row-styles="true" table:use-banding-rows-styles="true">
            <table:table-column table:style-name="co68"/>
            <table:table-column table:style-name="co69"/>
            <table:table-column table:style-name="co70"/>
            <table:table-column table:style-name="co71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9">
              <table:table-cell table:style-name="ce4" table:number-rows-spanned="3">
                <text:p text:style-name="P1"><text:span text:style-name="T1">initVector</text:span></text:p>
              </table:table-cell>
              <table:table-cell table:style-name="ce5" table:number-rows-spanned="3">
                <text:p text:style-name="P1"><text:span text:style-name="T1">Initialise un vecteur</text:span></text:p>
              </table:table-cell>
              <table:table-cell table:style-name="ce1">
                <text:p><text:span text:style-name="T1">Vecteur 2D Boolean </text:span></text:p>
                <text:p><text:span text:style-name="T1">Boolean </text:span></text:p>
                <text:p><text:span text:style-name="T1">Int Size</text:span></text:p>
              </table:table-cell>
              <table:table-cell table:style-name="ce6" table:number-rows-spanned="3">
                <text:p><text:span text:style-name="T1">void</text:span></text:p>
              </table:table-cell>
            </table:table-row>
            <table:table-row table:style-name="ro19" table:default-cell-style-name="ce4">
              <table:covered-table-cell/>
              <table:covered-table-cell/>
              <table:table-cell table:style-name="ce1">
                <text:p><text:span text:style-name="T1">Vecteur 2D float </text:span></text:p>
                <text:p><text:span text:style-name="T1">Float value </text:span></text:p>
                <text:p><text:span text:style-name="T1">Int Size</text:span></text:p>
              </table:table-cell>
              <table:covered-table-cell table:style-name="ce2"/>
            </table:table-row>
            <table:table-row table:style-name="ro4" table:default-cell-style-name="ce4">
              <table:covered-table-cell/>
              <table:covered-table-cell/>
              <table:table-cell table:style-name="ce1">
                <text:p><text:span text:style-name="T1">Vecteur 2D float</text:span></text:p>
                <text:p>Int <text:s/>=&gt; size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stringVectorToString</text:p>
              </table:table-cell>
              <table:table-cell>
                <text:p>Affiche un vecteur de String</text:p>
              </table:table-cell>
              <table:table-cell>
                <text:p>Vecteur String (pointeur)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vectorOfStringVectorToString</text:p>
              </table:table-cell>
              <table:table-cell>
                <text:p>Affiche un vecteur 2D de String</text:p>
              </table:table-cell>
              <table:table-cell>
                <text:p>Vecteur 2D String (pointeur)</text:p>
              </table:table-cell>
              <table:table-cell>
                <text:p>void</text:p>
              </table:table-cell>
            </table:table-row>
            <table:table-row table:style-name="ro3" table:default-cell-style-name="ce4">
              <table:table-cell table:number-rows-spanned="5">
                <text:p text:style-name="P1">printVector</text:p>
              </table:table-cell>
              <table:table-cell table:number-rows-spanned="5">
                <text:p text:style-name="P1">Affiche un vecteur</text:p>
              </table:table-cell>
              <table:table-cell>
                <text:p text:style-name="P1">Vecteur 2D float</text:p>
              </table:table-cell>
              <table:table-cell table:number-rows-spanned="5">
                <text:p text:style-name="P1">void</text:p>
              </table:table-cell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2D boolean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float</text:p>
                <text:p text:style-name="P1">Float valeurNull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Point</text:p>
                <text:p text:style-name="P1">Int type</text:p>
              </table:table-cell>
              <table:covered-table-cell/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 2D float</text:p>
              </table:table-cell>
              <table:covered-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644cm" svg:height="9.836cm" svg:x="0.588cm" svg:y="4.865cm">
          <table:table table:template-name="lightblue" table:use-first-row-styles="true" table:use-banding-rows-styles="true">
            <table:table-column table:style-name="co72"/>
            <table:table-column table:style-name="co73"/>
            <table:table-column table:style-name="co74"/>
            <table:table-column table:style-name="co75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vecteurStringTofloatVector</text:p>
              </table:table-cell>
              <table:table-cell>
                <text:p><text:span text:style-name="T1">Transforme un vecteur de string en vecteur de float</text:span></text:p>
              </table:table-cell>
              <table:table-cell>
                <text:p><text:span text:style-name="T1">Vecteur String </text:span></text:p>
                <text:p><text:span text:style-name="T1">Vecteur float*</text:span></text:p>
              </table:table-cell>
              <table:table-cell table:style-name="ce6" table:number-rows-spanned="3">
                <text:p><text:span text:style-name="T1">void</text:span></text:p>
              </table:table-cell>
            </table:table-row>
            <table:table-row table:style-name="ro19" table:default-cell-style-name="ce1">
              <table:table-cell>
                <text:p>vecteurStringTofloatArray</text:p>
              </table:table-cell>
              <table:table-cell>
                <text:p>Transforme un vecteur de string en float pointeur</text:p>
              </table:table-cell>
              <table:table-cell>
                <text:p>Vecteur String</text:p>
                <text:p>Float *</text:p>
                <text:p>Float Null</text:p>
              </table:table-cell>
              <table:covered-table-cell table:style-name="ce2"/>
            </table:table-row>
            <table:table-row table:style-name="ro19" table:default-cell-style-name="ce1">
              <table:table-cell>
                <text:p>VecteurofVecteurStringTo</text:p>
                <text:p>floatArray</text:p>
              </table:table-cell>
              <table:table-cell>
                <text:p>Transdorme un vecteur 2D en float array</text:p>
              </table:table-cell>
              <table:table-cell>
                <text:p>Vecteur 2D float</text:p>
                <text:p>Float *</text:p>
                <text:p>Int null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countValueInSquareVector</text:p>
              </table:table-cell>
              <table:table-cell>
                <text:p>Compte le nombre de valeur dans un vecteur</text:p>
              </table:table-cell>
              <table:table-cell>
                <text:p>Float value</text:p>
                <text:p>Vecteur 2D float</text:p>
              </table:table-cell>
              <table:table-cell>
                <text:p>int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879cm" svg:height="17.84cm" svg:x="0.32cm" svg:y="2.759cm">
          <table:table table:template-name="lightblue" table:use-first-row-styles="true" table:use-banding-rows-styles="true"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4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8" table:default-cell-style-name="ce1">
              <table:table-cell table:number-rows-spanned="2">
                <text:p><text:span text:style-name="T1">getMin</text:span></text:p>
              </table:table-cell>
              <table:table-cell table:number-rows-spanned="2">
                <text:p><text:span text:style-name="T1">Retourne la valeur minimum d'un vecteur 2D</text:span></text:p>
              </table:table-cell>
              <table:table-cell>
                <text:p><text:span text:style-name="T1">Vecteur 2D float</text:span></text:p>
              </table:table-cell>
              <table:table-cell table:style-name="ce6" table:number-rows-spanned="4">
                <text:p><text:span text:style-name="T1">float</text:span></text:p>
              </table:table-cell>
            </table:table-row>
            <table:table-row table:style-name="ro49" table:default-cell-style-name="ce1">
              <table:covered-table-cell/>
              <table:covered-table-cell/>
              <table:table-cell>
                <text:p><text:span text:style-name="T1">Vecteur 2D float</text:span></text:p>
                <text:p><text:span text:style-name="T1">Float valueIgnore</text:span></text:p>
              </table:table-cell>
              <table:covered-table-cell table:style-name="ce2"/>
            </table:table-row>
            <table:table-row table:style-name="ro48" table:default-cell-style-name="ce1">
              <table:table-cell table:number-rows-spanned="2">
                <text:p><text:span text:style-name="T1">getMax</text:span></text:p>
              </table:table-cell>
              <table:table-cell table:number-rows-spanned="2">
                <text:p><text:span text:style-name="T1">Retourne la valeur</text:span></text:p>
                <text:p><text:span text:style-name="T1">Maximal d'un vecteur 2D</text:span></text:p>
              </table:table-cell>
              <table:table-cell>
                <text:p>Vecteur 2D float</text:p>
              </table:table-cell>
              <table:covered-table-cell table:style-name="ce6"/>
            </table:table-row>
            <table:table-row table:style-name="ro50" table:default-cell-style-name="ce1">
              <table:covered-table-cell/>
              <table:covered-table-cell/>
              <table:table-cell>
                <text:p>Vecteur 2D float</text:p>
                <text:p>Float valueIgnore</text:p>
              </table:table-cell>
              <table:covered-table-cell table:style-name="ce6"/>
            </table:table-row>
            <table:table-row table:style-name="ro51" table:default-cell-style-name="ce1">
              <table:table-cell table:number-rows-spanned="2">
                <text:p><text:span text:style-name="T1">getContour</text:span></text:p>
              </table:table-cell>
              <table:table-cell table:number-rows-spanned="2">
                <text:p><text:span text:style-name="T1">Retourne le contour</text:span></text:p>
              </table:table-cell>
              <table:table-cell>
                <text:p><text:span text:style-name="T1">Vecteur 2D float</text:span></text:p>
                <text:p><text:span text:style-name="T1"><text:s/></text:span><text:span text:style-name="T1">float Valuegnore</text:span></text:p>
              </table:table-cell>
              <table:table-cell>
                <text:p><text:span text:style-name="T1">Vecteu2D float</text:span></text:p>
              </table:table-cell>
            </table:table-row>
            <table:table-row table:style-name="ro48" table:default-cell-style-name="ce1">
              <table:covered-table-cell/>
              <table:covered-table-cell/>
              <table:table-cell>
                <text:p><text:span text:style-name="T1">Vecteur 2D Point</text:span></text:p>
              </table:table-cell>
              <table:table-cell/>
            </table:table-row>
            <table:table-row table:style-name="ro51" table:default-cell-style-name="ce1">
              <table:table-cell table:number-rows-spanned="2">
                <text:p><text:span text:style-name="T1">checkValueOutline</text:span></text:p>
              </table:table-cell>
              <table:table-cell table:number-rows-spanned="2">
                <text:p><text:span text:style-name="T1">Check si toutes les valeurs autour ne sont pas égal à une spécfique</text:span></text:p>
                <text:p><text:span text:style-name="T1"/></text:p>
              </table:table-cell>
              <table:table-cell>
                <text:p><text:span text:style-name="T1">Vecteur 2D float,</text:span></text:p>
                <text:p><text:span text:style-name="T1">Int x, int y, float value</text:span></text:p>
              </table:table-cell>
              <table:table-cell table:style-name="ce2" table:number-rows-spanned="2">
                <text:p><text:span text:style-name="T1">boolean</text:span></text:p>
              </table:table-cell>
            </table:table-row>
            <table:table-row table:style-name="ro52" table:default-cell-style-name="ce1">
              <table:covered-table-cell/>
              <table:covered-table-cell/>
              <table:table-cell>
                <text:p><text:span text:style-name="T1">Vecteur 2D point</text:span></text:p>
                <text:p><text:span text:style-name="T1">Int x, int y</text:span></text:p>
              </table:table-cell>
              <table:covered-table-cell table:style-name="ce2"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1" presentation:presentation-page-layout-name="AL2T1">
        <draw:frame presentation:style-name="pr9" draw:layer="layout" svg:width="26cm" svg:height="3.035cm" svg:x="1cm" svg:y="1cm" presentation:class="title" presentation:user-transformed="true">
          <draw:text-box>
            <text:p>UtilsVTK</text:p>
          </draw:text-box>
        </draw:frame>
        <draw:frame draw:style-name="standard" draw:layer="layout" svg:width="26.608cm" svg:height="8.042cm" svg:x="0.418cm" svg:y="9.031cm">
          <table:table table:template-name="lightblue" table:use-first-row-styles="true" table:use-banding-rows-styles="true">
            <table:table-column table:style-name="co80"/>
            <table:table-column table:style-name="co81"/>
            <table:table-column table:style-name="co82"/>
            <table:table-column table:style-name="co83"/>
            <table:table-row table:style-name="ro4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8" table:default-cell-style-name="ce1">
              <table:table-cell>
                <text:p>writeVTPfile</text:p>
              </table:table-cell>
              <table:table-cell>
                <text:p>Enregistre l'objet vtk dans un fichier vtp</text:p>
              </table:table-cell>
              <table:table-cell>
                <text:p>String =&gt; nom du fichier</text:p>
                <text:p>VtkPolydata (pointeur)</text:p>
              </table:table-cell>
              <table:table-cell table:style-name="ce4" table:number-rows-spanned="4">
                <text:p text:style-name="P1">void</text:p>
              </table:table-cell>
            </table:table-row>
            <table:table-row table:style-name="ro48" table:default-cell-style-name="ce1">
              <table:table-cell>
                <text:p>readVTPfile</text:p>
              </table:table-cell>
              <table:table-cell>
                <text:p>Lit un fichier vtp</text:p>
              </table:table-cell>
              <table:table-cell>
                <text:p>String =&gt; nom du fichier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un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2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</table:table>
          <draw:image xlink:href="Pictures/TablePreview28.svm" xlink:type="simple" xlink:show="embed" xlink:actuate="onLoad"/>
        </draw:frame>
        <draw:frame draw:style-name="gr12" draw:text-style-name="P11" draw:layer="layout" svg:width="19.983cm" svg:height="1.204cm" svg:x="4.817cm" svg:y="4.8cm">
          <draw:text-box>
            <text:list text:style-name="L1">
              <text:list-header>
                <text:p text:style-name="P1"><text:span text:style-name="T3">Ensemble de fonctions utile pour l'utilisation de vtk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1" presentation:presentation-page-layout-name="AL3T19">
        <draw:frame presentation:style-name="pr1" draw:layer="layout" svg:width="25.199cm" svg:height="3.506cm" svg:x="1.4cm" svg:y="-0.4cm" presentation:class="title" presentation:user-transformed="true">
          <draw:text-box>
            <text:p>Main</text:p>
          </draw:text-box>
        </draw:frame>
        <draw:custom-shape draw:style-name="gr2" draw:text-style-name="P1" xml:id="id5" draw:id="id5" draw:layer="layout" svg:width="6.056cm" svg:height="1.4cm" svg:x="10.644cm" svg:y="5.021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4cm" svg:x="9.9cm" svg:y="10.1cm">
          <text:p text:style-name="P1">Parser le fichier to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08cm" svg:height="2.2cm" draw:transform="skewX (-0.0141371669411541) translate (10.861cm 12.6cm)">
          <text:p text:style-name="P1">Vecteur de 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4cm" svg:height="1.4cm" svg:x="9.025cm" svg:y="16.241cm">
          <text:p text:style-name="P1">Visualisation de la cornée voulu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7cm" svg:y1="11.5cm" svg:x2="13.715cm" svg:y2="12.6cm" draw:start-shape="id1" draw:start-glue-point="2" draw:end-shape="id2" svg:d="M13700 11500v550h15v550" svg:viewBox="0 0 16 1101">
          <text:p/>
        </draw:connector>
        <draw:connector draw:style-name="gr15" draw:text-style-name="P1" draw:layer="layout" svg:x1="13.747cm" svg:y1="14.8cm" svg:x2="13.725cm" svg:y2="16.241cm" draw:start-shape="id2" draw:start-glue-point="8" draw:end-shape="id3" svg:d="M13747 14800v721h-22v720" svg:viewBox="0 0 23 1442">
          <text:p/>
        </draw:connector>
        <draw:custom-shape draw:style-name="gr2" draw:text-style-name="P1" xml:id="id4" draw:id="id4" draw:layer="layout" svg:width="4cm" svg:height="1.6cm" svg:x="11.7cm" svg:y="7.4cm">
          <text:p text:style-name="P1">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2cm" svg:height="1cm" svg:x="11.1cm" svg:y="3cm">
          <text:p text:style-name="P1">Path du fichier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7cm" svg:y1="9cm" svg:x2="13.7cm" svg:y2="10.1cm" draw:start-shape="id4" draw:start-glue-point="8" draw:end-shape="id1" draw:end-glue-point="0" svg:d="M13700 9000v1100" svg:viewBox="0 0 1 1101">
          <text:p/>
        </draw:connector>
        <draw:connector draw:style-name="gr15" draw:text-style-name="P1" draw:layer="layout" svg:x1="13.672cm" svg:y1="6.421cm" svg:x2="13.7cm" svg:y2="7.4cm" draw:start-shape="id5" draw:start-glue-point="2" draw:end-shape="id4" draw:end-glue-point="4" svg:d="M13672 6421v490h28v489" svg:viewBox="0 0 29 980">
          <text:p/>
        </draw:connector>
        <draw:connector draw:style-name="gr15" draw:text-style-name="P1" draw:layer="layout" svg:x1="13.7cm" svg:y1="4cm" svg:x2="13.672cm" svg:y2="5.021cm" draw:start-shape="id6" draw:start-glue-point="2" draw:end-shape="id5" draw:end-glue-point="0" svg:d="M13700 4000v511h-28v510" svg:viewBox="0 0 29 1022">
          <text:p/>
        </draw:connector>
        <draw:custom-shape draw:style-name="gr16" draw:text-style-name="P1" xml:id="id7" draw:id="id7" draw:layer="layout" svg:width="1.6cm" svg:height="1.2cm" svg:x="12.929cm" svg:y="1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3.725cm" svg:y1="17.641cm" svg:x2="13.729cm" svg:y2="19.318cm" draw:start-shape="id3" draw:start-glue-point="2" draw:end-shape="id7" draw:end-glue-point="4" svg:d="M13725 17641v839h4v838" svg:viewBox="0 0 5 1678">
          <text:p/>
        </draw:connector>
        <presentation:notes draw:style-name="dp2">
          <draw:page-thumbnail draw:style-name="gr1" draw:layer="layout" svg:width="0.001cm" svg:height="0.002cm" svg:x="0.004cm" svg:y="0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Read TOPOS File</text:p>
          </draw:text-box>
        </draw:frame>
        <draw:custom-shape draw:style-name="gr2" draw:text-style-name="P1" draw:layer="layout" svg:width="9.4cm" svg:height="3.2cm" svg:x="0.2cm" svg:y="4cm">
          <text:p text:style-name="P1">Input </text:p>
          <text:p text:style-name="P1">Filename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2.4cm" svg:x="1.2cm" svg:y="8cm">
          <text:p text:style-name="P1">Ouverture du fichier</text:p>
          <text:p text:style-name="P1"><text:span text:style-name="T4">Input : filename</text:span></text:p>
          <text:p text:style-name="P1"><text:span text:style-name="T4">Output : ifstream (fil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3cm" svg:x="0.841cm" svg:y="11.281cm">
          <text:p text:style-name="P1">Parsing du fichier</text:p>
          <text:p text:style-name="P1"><text:span text:style-name="T4">Input : file</text:span></text:p>
          <text:p text:style-name="P1"><text:span text:style-name="T4">Output : vecteur de 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17.8cm" svg:y="5cm">
          <text:p text:style-name="P1">Vecteur de matr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8cm" svg:x="18.6cm" svg:y="8.6cm">
          <text:p text:style-name="P1">Liste des tableau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1" presentation:presentation-page-layout-name="AL3T19">
        <draw:frame presentation:style-name="pr1" draw:layer="layout" svg:width="25.199cm" svg:height="3.506cm" svg:x="1.201cm" svg:y="8.2cm" presentation:class="title" presentation:user-transformed="true">
          <draw:text-box>
            <text:p>ParserString</text:p>
          </draw:text-box>
        </draw:frame>
        <presentation:notes draw:style-name="dp2">
          <draw:page-thumbnail draw:style-name="gr1" draw:layer="layout" svg:width="0.001cm" svg:height="0.002cm" svg:x="0.004cm" svg:y="0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Explode </text:p>
          </draw:text-box>
        </draw:frame>
        <draw:custom-shape draw:style-name="gr2" draw:text-style-name="P1" xml:id="id8" draw:id="id8" draw:layer="layout" svg:width="3.4cm" svg:height="1.6cm" svg:x="6.2cm" svg:y="7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7.4cm" svg:height="1.4cm" svg:x="12cm" svg:y="5.6cm">
          <text:p text:style-name="P1">Delimiter (string or char) 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6.8cm" svg:height="1.4cm" svg:x="12cm" svg:y="8.8cm">
          <text:p text:style-name="P1">Sentence (string)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9.6cm" svg:y1="7.8cm" svg:x2="12cm" svg:y2="6.3cm" draw:start-shape="id8" draw:start-glue-point="1" draw:end-shape="id9" draw:end-glue-point="3" svg:d="M9600 7800h1200v-1500h1200" svg:viewBox="0 0 2401 1501">
          <text:p/>
        </draw:connector>
        <draw:connector draw:style-name="gr15" draw:text-style-name="P1" draw:layer="layout" draw:line-skew="-0.337cm" svg:x1="10.826cm" svg:y1="7.775cm" svg:x2="12cm" svg:y2="9.5cm" draw:end-shape="id10" svg:d="M10826 7775v1725h1174" svg:viewBox="0 0 1175 1726">
          <text:p/>
        </draw:connector>
        <draw:custom-shape draw:style-name="gr2" draw:text-style-name="P1" xml:id="id11" draw:id="id11" draw:layer="layout" svg:width="2.6cm" svg:height="1.4cm" svg:x="6.2cm" svg:y="1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6.6cm" svg:height="1.4cm" svg:x="12cm" svg:y="14cm">
          <text:p text:style-name="P1">Vecteur of string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8cm" svg:y1="14.7cm" svg:x2="12cm" svg:y2="14.7cm" draw:start-shape="id11" draw:start-glue-point="1" draw:end-shape="id12" draw:end-glue-point="3" svg:d="M8800 14700h3200" svg:viewBox="0 0 3201 1">
          <text:p/>
        </draw:connector>
        <presentation:notes draw:style-name="dp2">
          <draw:page-thumbnail draw:style-name="gr1" draw:layer="layout" svg:width="0.001cm" svg:height="0.002cm" svg:x="0.004cm" svg:y="0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1" presentation:presentation-page-layout-name="AL3T19">
        <draw:frame presentation:style-name="pr5" draw:layer="layout" svg:width="25.199cm" svg:height="3.506cm" svg:x="1.4cm" svg:y="0.837cm" presentation:class="title">
          <draw:text-box>
            <text:p>vectorToString</text:p>
          </draw:text-box>
        </draw:frame>
        <draw:custom-shape draw:style-name="gr2" draw:text-style-name="P1" xml:id="id13" draw:id="id13" draw:layer="layout" svg:width="2.457cm" svg:height="1.931cm" svg:x="7.3cm" svg:y="5.94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5.559cm" svg:height="1.607cm" svg:x="13.034cm" svg:y="6.119cm">
          <text:p text:style-name="P1">Vector of string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9.757cm" svg:y1="6.906cm" svg:x2="13.034cm" svg:y2="6.922cm" draw:start-shape="id13" draw:start-glue-point="1" draw:end-shape="id14" draw:end-glue-point="3" svg:d="M9757 6906h1638v16h1639" svg:viewBox="0 0 3278 17">
          <text:p/>
        </draw:connector>
        <draw:custom-shape draw:style-name="gr2" draw:text-style-name="P1" xml:id="id15" draw:id="id15" draw:layer="layout" svg:width="3cm" svg:height="1.2cm" svg:x="7.2cm" svg:y="10.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6cm" svg:height="1.4cm" svg:x="14.8cm" svg:y="10.3cm">
          <text:p text:style-name="P1">cout</text:p>
          <draw:enhanced-geometry svg:viewBox="0 0 21600 21600" draw:type="rectangle" draw:enhanced-path="M 0 0 L 21600 0 21600 21600 0 21600 0 0 Z N"/>
        </draw:custom-shape>
        <draw:frame draw:style-name="gr12" draw:layer="layout" svg:width="9.578cm" svg:height="0.962cm" svg:x="1cm" svg:y="19.4cm">
          <draw:text-box>
            <text:p>Cout : affichage dans le terminal</text:p>
          </draw:text-box>
        </draw:frame>
        <draw:connector draw:style-name="gr15" draw:text-style-name="P1" draw:layer="layout" svg:x1="10.2cm" svg:y1="11cm" svg:x2="14.8cm" svg:y2="11cm" draw:start-shape="id15" draw:start-glue-point="1" draw:end-shape="id16" draw:end-glue-point="3" svg:d="M10200 11000h4600" svg:viewBox="0 0 4601 1">
          <text:p/>
        </draw:connector>
        <draw:custom-shape draw:style-name="gr17" draw:text-style-name="P1" draw:layer="layout" svg:width="5.8cm" svg:height="2.4cm" svg:x="18.2cm" svg:y="8.8cm">
          <text:p text:style-name="P1">Séparateur : « »</text:p>
          <draw:enhanced-geometry svg:viewBox="0 0 21600 21600" draw:text-areas="800 800 20800 20800" draw:type="round-rectangular-callout" draw:modifiers="-2747.94001034304 19341.9408579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vectorOfVectorToString</text:p>
          </draw:text-box>
        </draw:frame>
        <draw:custom-shape draw:style-name="gr2" draw:text-style-name="P1" xml:id="id21" draw:id="id21" draw:layer="layout" svg:width="8.8cm" svg:height="1.931cm" svg:x="12.9cm" svg:y="4.8cm">
          <text:p text:style-name="P1">Input</text:p>
          <text:p text:style-name="P1"><text:span text:style-name="T4">Vector of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7.6cm" svg:height="2.4cm" svg:x="13.5cm" svg:y="8.3cm">
          <text:p text:style-name="P1">Extract a vector of string</text:p>
          <text:p text:style-name="P1"><text:span text:style-name="T4">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1cm" svg:height="1.4cm" svg:x="14.2cm" svg:y="16.2cm">
          <text:p text:style-name="P1">Affichage de la liste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7.3cm" svg:y1="13.8cm" svg:x2="17.25cm" svg:y2="16.2cm" draw:start-shape="id17" draw:start-glue-point="2" draw:end-shape="id18" draw:end-glue-point="0" svg:d="M17300 13800v1200h-50v1200" svg:viewBox="0 0 51 2401">
          <text:p/>
        </draw:connector>
        <draw:custom-shape draw:style-name="gr2" draw:text-style-name="P1" xml:id="id17" draw:id="id17" draw:layer="layout" svg:width="6.6cm" svg:height="1.8cm" svg:x="14cm" svg:y="12cm">
          <text:p text:style-name="P1">vectorToString</text:p>
          <draw:enhanced-geometry svg:viewBox="0 0 21600 21600" draw:type="rectangle" draw:enhanced-path="M 0 0 L 21600 0 21600 21600 0 21600 0 0 Z N"/>
        </draw:custom-shape>
        <draw:custom-shape draw:style-name="gr18" draw:text-style-name="P1" xml:id="id19" draw:id="id19" draw:layer="layout" svg:width="2cm" svg:height="1.8cm" svg:x="10.2cm" svg:y="10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4cm" svg:y1="12.9cm" svg:x2="11.2cm" svg:y2="11.8cm" draw:start-shape="id17" draw:start-glue-point="3" draw:end-shape="id19" draw:end-glue-point="6" svg:d="M14000 12900h-2800v-1100" svg:viewBox="0 0 2801 1101">
          <text:p/>
        </draw:connector>
        <draw:connector draw:style-name="gr15" draw:text-style-name="P1" draw:layer="layout" svg:x1="11.2cm" svg:y1="10cm" svg:x2="13.5cm" svg:y2="9.5cm" draw:start-shape="id19" draw:start-glue-point="4" draw:end-shape="id20" draw:end-glue-point="3" svg:d="M11200 10000v-501h1651v1h649" svg:viewBox="0 0 2301 502">
          <text:p/>
        </draw:connector>
        <draw:connector draw:style-name="gr15" draw:text-style-name="P1" draw:layer="layout" svg:x1="17.3cm" svg:y1="6.731cm" svg:x2="17.3cm" svg:y2="8.3cm" draw:start-shape="id21" draw:start-glue-point="2" draw:end-shape="id20" draw:end-glue-point="0" svg:d="M17300 6731v1569" svg:viewBox="0 0 1 1570">
          <text:p/>
        </draw:connector>
        <draw:connector draw:style-name="gr15" draw:text-style-name="P1" draw:layer="layout" svg:x1="17.3cm" svg:y1="10.7cm" svg:x2="17.3cm" svg:y2="12cm" draw:start-shape="id20" draw:start-glue-point="2" draw:end-shape="id17" svg:d="M17300 10700v1300" svg:viewBox="0 0 1 1301">
          <text:p/>
        </draw:connector>
        <draw:frame draw:style-name="gr12" draw:layer="layout" svg:width="5.472cm" svg:height="0.962cm" svg:x="4.328cm" svg:y="10.4cm">
          <draw:text-box>
            <text:p text:style-name="P1">Input vecteur size</text:p>
          </draw:text-box>
        </draw:frame>
        <presentation:notes draw:style-name="dp2">
          <draw:page-thumbnail draw:style-name="gr1" draw:layer="layout" svg:width="0.001cm" svg:height="0.002cm" svg:x="0.004cm" svg:y="0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1" presentation:presentation-page-layout-name="AL3T19">
        <draw:frame presentation:style-name="pr1" draw:layer="layout" svg:width="25.199cm" svg:height="3.506cm" svg:x="0.601cm" svg:y="0.094cm" presentation:class="title" presentation:user-transformed="true">
          <draw:text-box>
            <text:p>parserCSV</text:p>
          </draw:text-box>
        </draw:frame>
        <draw:custom-shape draw:style-name="gr2" draw:text-style-name="P1" xml:id="id24" draw:id="id24" draw:layer="layout" svg:width="10.4cm" svg:height="3.4cm" svg:x="7.8cm" svg:y="3cm">
          <text:p text:style-name="P1">Input</text:p>
          <text:p text:style-name="P1"><text:span text:style-name="T4">Path of the file (file)</text:span></text:p>
          <text:p text:style-name="P1"><text:span text:style-name="T4">Pointer Vector of string vector</text:span></text:p>
          <text:p text:style-name="P1"><text:span text:style-name="T4">Delimiter 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7.2cm" svg:height="2.2cm" svg:x="9.4cm" svg:y="7cm">
          <text:p text:style-name="P1">Ouverture du fichier</text:p>
          <text:p text:style-name="P1"><text:span text:style-name="T4">Input : file</text:span></text:p>
          <text:p text:style-name="P1"><text:span text:style-name="T4">Ouput:ifstrea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7.163cm" svg:height="2.2cm" svg:x="9.437cm" svg:y="10.2cm">
          <text:p text:style-name="P1">Extract a line</text:p>
          <text:p text:style-name="P1"><text:span text:style-name="T4">Input : ifstream</text:span></text:p>
          <text:p text:style-name="P1"><text:span text:style-name="T4">Output : string (li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7.6cm" svg:height="2.2cm" svg:x="9.2cm" svg:y="13.2cm">
          <text:p text:style-name="P1">Parser</text:p>
          <text:p text:style-name="P1"><text:span text:style-name="T4">Input : line</text:span></text:p>
          <text:p text:style-name="P1"><text:span text:style-name="T4">Output :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8.6cm" svg:height="1.6cm" svg:x="8.7cm" svg:y="16.4cm">
          <text:p text:style-name="P1">Push in the vector of ve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7.3cm" svg:y1="17.2cm" svg:x2="20.2cm" svg:y2="15.1cm" draw:start-shape="id22" draw:start-glue-point="1" draw:end-shape="id23" draw:end-glue-point="6" svg:d="M17300 17200h2900v-2100" svg:viewBox="0 0 2901 2101">
          <text:p/>
        </draw:connector>
        <draw:connector draw:style-name="gr15" draw:text-style-name="P1" draw:layer="layout" svg:x1="13cm" svg:y1="6.4cm" svg:x2="13cm" svg:y2="7cm" draw:start-shape="id24" draw:start-glue-point="2" draw:end-shape="id25" draw:end-glue-point="0" svg:d="M13000 6400v600" svg:viewBox="0 0 1 601">
          <text:p/>
        </draw:connector>
        <draw:connector draw:style-name="gr15" draw:text-style-name="P1" draw:layer="layout" svg:x1="13cm" svg:y1="9.2cm" svg:x2="13.018cm" svg:y2="10.2cm" draw:start-shape="id25" draw:start-glue-point="2" draw:end-shape="id26" draw:end-glue-point="0" svg:d="M13000 9200v500h18v500" svg:viewBox="0 0 19 1001">
          <text:p/>
        </draw:connector>
        <draw:connector draw:style-name="gr15" draw:text-style-name="P1" draw:layer="layout" svg:x1="13.018cm" svg:y1="12.4cm" svg:x2="13cm" svg:y2="13.2cm" draw:start-shape="id26" draw:start-glue-point="2" draw:end-shape="id27" draw:end-glue-point="0" svg:d="M13018 12400v400h-18v400" svg:viewBox="0 0 19 801">
          <text:p/>
        </draw:connector>
        <draw:connector draw:style-name="gr19" draw:text-style-name="P1" draw:layer="layout" svg:x1="13cm" svg:y1="15.4cm" svg:x2="13cm" svg:y2="16.4cm" draw:start-shape="id27" draw:start-glue-point="2" draw:end-shape="id22" draw:end-glue-point="0" svg:d="M13000 15400v1000" svg:viewBox="0 0 1 1001">
          <text:p/>
        </draw:connector>
        <draw:custom-shape draw:style-name="gr20" draw:text-style-name="P1" xml:id="id23" draw:id="id23" draw:layer="layout" svg:width="1.2cm" svg:height="1.6cm" svg:x="19.6cm" svg:y="13.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layer="layout" svg:width="5.959cm" svg:height="0.962cm" svg:x="21.2cm" svg:y="14cm">
          <draw:text-box>
            <text:p>While line in the file</text:p>
          </draw:text-box>
        </draw:frame>
        <draw:connector draw:style-name="gr15" draw:text-style-name="P1" draw:layer="layout" svg:x1="19.6cm" svg:y1="14.3cm" svg:x2="16.8cm" svg:y2="14.3cm" draw:start-shape="id23" draw:start-glue-point="5" draw:end-shape="id27" draw:end-glue-point="1" svg:d="M19600 14300h-2800" svg:viewBox="0 0 2801 1">
          <text:p/>
        </draw:connector>
        <presentation:notes draw:style-name="dp2">
          <draw:page-thumbnail draw:style-name="gr1" draw:layer="layout" svg:width="0.001cm" svg:height="0.002cm" svg:x="0.004cm" svg:y="0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stringToFloat</text:p>
          </draw:text-box>
        </draw:frame>
        <draw:custom-shape draw:style-name="gr2" draw:text-style-name="P1" xml:id="id28" draw:id="id28" draw:layer="layout" svg:width="3cm" svg:height="1.6cm" svg:x="7.9cm" svg:y="7.6cm">
          <text:p text:style-name="P1">Input</text:p>
          <text:p text:style-name="P1"><text:span text:style-name="T4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29" draw:id="id29" draw:layer="layout" svg:width="2.2cm" svg:height="3cm" svg:x="18.3cm" svg:y="6.9cm">
          <text:p text:style-name="P1"><text:span text:style-name="T4">Output </text:span></text:p>
          <text:p text:style-name="P1"><text:span text:style-name="T4">floa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9cm" svg:y1="8.4cm" svg:x2="18.3cm" svg:y2="8.4cm" draw:start-shape="id28" draw:start-glue-point="1" draw:end-shape="id29" draw:end-glue-point="3" svg:d="M10900 8400h7400" svg:viewBox="0 0 7401 1">
          <text:p/>
        </draw:connector>
        <presentation:notes draw:style-name="dp2">
          <draw:page-thumbnail draw:style-name="gr1" draw:layer="layout" svg:width="0.001cm" svg:height="0.002cm" svg:x="0.004cm" svg:y="0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1" presentation:presentation-page-layout-name="AL3T19">
        <draw:frame presentation:style-name="pr1" draw:layer="layout" svg:width="25.199cm" svg:height="3.506cm" svg:x="1.201cm" svg:y="0.094cm" presentation:class="title" presentation:user-transformed="true">
          <draw:text-box>
            <text:p>vecteurStringTofloatArray</text:p>
          </draw:text-box>
        </draw:frame>
        <draw:custom-shape draw:style-name="gr2" draw:text-style-name="P1" xml:id="id32" draw:id="id32" draw:layer="layout" svg:width="5cm" svg:height="2.6cm" svg:x="8.4cm" svg:y="11cm">
          <text:p text:style-name="P1">StringToFloat</text:p>
          <text:p text:style-name="P1"><text:span text:style-name="T4">Input : element</text:span></text:p>
          <text:p text:style-name="P1"><text:span text:style-name="T4">Ouput : flo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8cm" svg:height="2.2cm" svg:x="7cm" svg:y="3.4cm">
          <text:p text:style-name="P1">Input</text:p>
          <text:p text:style-name="P1"><text:span text:style-name="T4">String vector, float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0.4cm" svg:height="1.6cm" svg:x="5.8cm" svg:y="7.8cm">
          <text:p text:style-name="P1">Extract element (string) from vector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1cm" svg:y1="5.6cm" svg:x2="11cm" svg:y2="7.8cm" draw:start-shape="id30" draw:start-glue-point="2" draw:end-shape="id31" svg:d="M11000 5600v2200" svg:viewBox="0 0 1 2201">
          <text:p/>
        </draw:connector>
        <draw:connector draw:style-name="gr15" draw:text-style-name="P1" draw:layer="layout" svg:x1="11cm" svg:y1="9.4cm" svg:x2="10.9cm" svg:y2="11cm" draw:start-shape="id31" draw:start-glue-point="2" draw:end-shape="id32" svg:d="M11000 9400v800h-100v800" svg:viewBox="0 0 101 1601">
          <text:p/>
        </draw:connector>
        <draw:custom-shape draw:style-name="gr2" draw:text-style-name="P1" xml:id="id33" draw:id="id33" draw:layer="layout" svg:width="4.6cm" svg:height="1.8cm" svg:x="8.6cm" svg:y="14.6cm">
          <text:p text:style-name="P1">Float → array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9cm" svg:y1="13.6cm" svg:x2="10.9cm" svg:y2="14.6cm" draw:start-shape="id32" draw:start-glue-point="2" draw:end-shape="id33" draw:end-glue-point="0" svg:d="M10900 13600v1000" svg:viewBox="0 0 1 1001">
          <text:p/>
        </draw:connector>
        <draw:custom-shape draw:style-name="gr20" draw:text-style-name="P1" xml:id="id34" draw:id="id34" draw:layer="layout" svg:width="1.8cm" svg:height="1.6cm" svg:x="17.2cm" svg:y="1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" draw:layer="layout" svg:width="4.718cm" svg:height="0.963cm" svg:x="13.082cm" svg:y="13.437cm">
          <draw:text-box>
            <text:p text:style-name="P1">N = vector size</text:p>
          </draw:text-box>
        </draw:frame>
        <draw:connector draw:style-name="gr15" draw:text-style-name="P1" draw:layer="layout" svg:x1="13.2cm" svg:y1="15.5cm" svg:x2="18.1cm" svg:y2="13.8cm" draw:start-shape="id33" draw:start-glue-point="1" draw:end-shape="id34" draw:end-glue-point="6" svg:d="M13200 15500h4900v-1700" svg:viewBox="0 0 4901 1701">
          <text:p/>
        </draw:connector>
        <draw:connector draw:style-name="gr15" draw:text-style-name="P1" draw:layer="layout" svg:x1="18.1cm" svg:y1="12.2cm" svg:x2="16.2cm" svg:y2="8.6cm" draw:start-shape="id34" draw:start-glue-point="4" draw:end-shape="id31" draw:end-glue-point="1" svg:d="M18100 12200v-3600h-1900" svg:viewBox="0 0 1901 3601">
          <text:p/>
        </draw:connector>
        <draw:frame draw:style-name="gr12" draw:layer="layout" svg:width="1.522cm" svg:height="0.962cm" svg:x="19.478cm" svg:y="13.038cm">
          <draw:text-box>
            <text:p>vrai</text:p>
          </draw:text-box>
        </draw:frame>
        <draw:frame draw:style-name="gr12" draw:layer="layout" svg:width="1.7cm" svg:height="0.962cm" svg:x="16.2cm" svg:y="11cm">
          <draw:text-box>
            <text:p>faux</text:p>
          </draw:text-box>
        </draw:frame>
        <draw:custom-shape draw:style-name="gr22" draw:text-style-name="P1" xml:id="id35" draw:id="id35" draw:layer="layout" svg:width="1.2cm" svg:height="1cm" svg:x="23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9cm" svg:y1="13cm" svg:x2="23.8cm" svg:y2="13cm" draw:start-shape="id34" draw:start-glue-point="7" draw:end-shape="id35" draw:end-glue-point="6" svg:d="M19000 13000h4800" svg:viewBox="0 0 4801 1">
          <text:p/>
        </draw:connector>
        <presentation:notes draw:style-name="dp2">
          <draw:page-thumbnail draw:style-name="gr1" draw:layer="layout" svg:width="0.001cm" svg:height="0.002cm" svg:x="0.004cm" svg:y="0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2T11:02:49.242842923</meta:creation-date>
    <dc:date>2015-09-09T21:02:07.195692647</dc:date>
    <dc:creator>exopole </dc:creator>
    <meta:editing-duration>PT15H38M48S</meta:editing-duration>
    <meta:editing-cycles>282</meta:editing-cycles>
    <meta:generator>LibreOffice/4.2.8.2$Linux_X86_64 LibreOffice_project/420m0$Build-2</meta:generator>
    <meta:document-statistic meta:object-count="402"/>
  </office:meta>
</office:document-meta>
</file>